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may-break-between-rows="false"/>
    </style:style>
    <style:style style:name="Tabelle6.A" style:family="table-column">
      <style:table-column-properties style:column-width="5.666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data-style-name="N0">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Tabelle10" style:family="table">
      <style:table-properties style:width="16.999cm" table:align="margins"/>
    </style:style>
    <style:style style:name="Tabelle10.A" style:family="table-column">
      <style:table-column-properties style:column-width="16.999cm" style:rel-column-width="65535*"/>
    </style:style>
    <style:style style:name="Tabelle10.A1" style:family="table-cell">
      <style:table-cell-properties fo:padding="0.097cm" fo:border="0.002cm solid #000000"/>
    </style:style>
    <style:style style:name="Tabelle11" style:family="table">
      <style:table-properties style:width="16.999cm" table:align="margins"/>
    </style:style>
    <style:style style:name="Tabelle11.A" style:family="table-column">
      <style:table-column-properties style:column-width="16.999cm" style:rel-column-width="65535*"/>
    </style:style>
    <style:style style:name="Tabelle11.A1" style:family="table-cell">
      <style:table-cell-properties fo:padding="0.097cm" fo:border="0.002cm solid #000000"/>
    </style:style>
    <style:style style:name="Tabelle12" style:family="table">
      <style:table-properties style:width="16.999cm" table:align="margins"/>
    </style:style>
    <style:style style:name="Tabelle12.A" style:family="table-column">
      <style:table-column-properties style:column-width="16.999cm" style:rel-column-width="65535*"/>
    </style:style>
    <style:style style:name="Tabelle12.A1" style:family="table-cell">
      <style:table-cell-properties fo:padding="0.097cm" fo:border="0.002cm solid #000000"/>
    </style:style>
    <style:style style:name="Tabelle13" style:family="table">
      <style:table-properties style:width="16.999cm" table:align="margins"/>
    </style:style>
    <style:style style:name="Tabelle13.A" style:family="table-column">
      <style:table-column-properties style:column-width="16.999cm" style:rel-column-width="65535*"/>
    </style:style>
    <style:style style:name="Tabelle13.A1" style:family="table-cell">
      <style:table-cell-properties fo:padding="0.097cm" fo:border="0.002cm solid #000000"/>
    </style:style>
    <style:style style:name="Tabelle14" style:family="table">
      <style:table-properties style:width="16.999cm" table:align="margins"/>
    </style:style>
    <style:style style:name="Tabelle14.A" style:family="table-column">
      <style:table-column-properties style:column-width="16.999cm" style:rel-column-width="65535*"/>
    </style:style>
    <style:style style:name="Tabelle14.A1" style:family="table-cell">
      <style:table-cell-properties fo:padding="0.097cm" fo:border="0.002cm solid #000000"/>
    </style:style>
    <style:style style:name="Tabelle15" style:family="table">
      <style:table-properties style:width="16.999cm" table:align="margins"/>
    </style:style>
    <style:style style:name="Tabelle15.A" style:family="table-column">
      <style:table-column-properties style:column-width="16.999cm" style:rel-column-width="65535*"/>
    </style:style>
    <style:style style:name="Tabelle15.A1" style:family="table-cell">
      <style:table-cell-properties fo:padding="0.097cm" fo:border="0.002cm solid #000000"/>
    </style:style>
    <style:style style:name="Tabelle16" style:family="table">
      <style:table-properties style:width="16.999cm" table:align="margins"/>
    </style:style>
    <style:style style:name="Tabelle16.A" style:family="table-column">
      <style:table-column-properties style:column-width="16.999cm" style:rel-column-width="65535*"/>
    </style:style>
    <style:style style:name="Tabelle16.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Times New Roman" fo:font-size="11pt" style:font-size-asian="11pt" style:font-size-complex="11pt"/>
    </style:style>
    <style:style style:name="P9" style:family="paragraph" style:parent-style-name="Standard">
      <style:paragraph-properties style:text-autospace="none"/>
      <style:text-properties style:font-name="Times New Roman" fo:font-size="11pt" style:font-name-asian="CMR10" style:font-size-asian="11pt" style:font-name-complex="CMR10" style:font-size-complex="11pt"/>
    </style:style>
    <style:style style:name="P10" style:family="paragraph" style:parent-style-name="Standard">
      <style:paragraph-properties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1" style:family="paragraph" style:parent-style-name="Standard">
      <style:paragraph-properties fo:text-align="start" style:justify-single-word="false"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2" style:family="paragraph" style:parent-style-name="Standard">
      <style:paragraph-properties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3" style:family="paragraph" style:parent-style-name="Standard">
      <style:paragraph-properties fo:text-align="start" style:justify-single-word="false"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4"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style:text-autospace="none"/>
      <style:text-properties style:font-name="Times New Roman" fo:font-size="16pt" fo:font-weight="bold" style:font-name-asian="CMBX10" style:font-size-asian="16pt" style:font-weight-asian="bold" style:font-name-complex="CMBX10" style:font-size-complex="16pt" style:font-weight-complex="bold"/>
    </style:style>
    <style:style style:name="P16" style:family="paragraph" style:parent-style-name="Standard">
      <style:paragraph-properties fo:text-align="start" style:justify-single-word="false" style:text-autospace="none"/>
      <style:text-properties style:font-name="Times New Roman" fo:font-size="16pt" fo:font-weight="bold" style:font-name-asian="CMMI10" style:font-size-asian="16pt" style:font-weight-asian="bold" style:font-name-complex="CMMI10" style:font-size-complex="16pt" style:font-weight-complex="bold"/>
    </style:style>
    <style:style style:name="P17" style:family="paragraph" style:parent-style-name="Standard">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18" style:family="paragraph" style:parent-style-name="Standard">
      <style:paragraph-properties style:text-autospace="none"/>
      <style:text-properties style:font-name="Times New Roman" fo:font-size="16pt" style:font-name-asian="CMR10" style:font-size-asian="16pt" style:font-name-complex="CMR10" style:font-size-complex="16pt"/>
    </style:style>
    <style:style style:name="P19" style:family="paragraph" style:parent-style-name="Standard">
      <style:paragraph-properties style:text-autospace="none"/>
      <style:text-properties style:font-name="Times New Roman" fo:font-size="16pt" style:font-size-asian="16pt" style:font-size-complex="16pt"/>
    </style:style>
    <style:style style:name="P20" style:family="paragraph" style:parent-style-name="Standard">
      <style:paragraph-properties fo:text-align="start" style:justify-single-word="false" style:text-autospace="none"/>
      <style:text-properties style:font-name="Times New Roman" fo:font-size="16pt" style:font-size-asian="16pt" style:font-size-complex="16pt"/>
    </style:style>
    <style:style style:name="P21" style:family="paragraph" style:parent-style-name="Standard">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22" style:family="paragraph" style:parent-style-name="Standard">
      <style:paragraph-properties fo:text-align="justify" style:justify-single-word="false" style:text-autospace="none"/>
      <style:text-properties style:font-name="Times New Roman" fo:font-size="16pt" style:font-name-asian="CMSSBX10" style:font-size-asian="16pt" style:font-name-complex="CMSSBX10" style:font-size-complex="16pt"/>
    </style:style>
    <style:style style:name="P23" style:family="paragraph" style:parent-style-name="Standard">
      <style:paragraph-properties style:text-autospace="none"/>
      <style:text-properties style:font-name="Times New Roman" fo:font-size="16pt" style:font-name-asian="CMSSBX10" style:font-size-asian="16pt" style:font-name-complex="CMSSBX10" style:font-size-complex="16pt"/>
    </style:style>
    <style:style style:name="P24" style:family="paragraph" style:parent-style-name="Standard">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25"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SSBX10" style:font-size-complex="16pt" style:font-weight-complex="normal"/>
    </style:style>
    <style:style style:name="P26"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BX10" style:font-size-complex="16pt" style:font-weight-complex="normal"/>
    </style:style>
    <style:style style:name="P27" style:family="paragraph" style:parent-style-name="Standard">
      <style:paragraph-properties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28" style:family="paragraph" style:parent-style-name="Standard">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29" style:family="paragraph" style:parent-style-name="Standard">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30" style:family="paragraph" style:parent-style-name="Standard">
      <style:paragraph-properties style:text-autospace="none"/>
      <style:text-properties style:font-name="Times New Roman" fo:font-size="16pt" fo:font-weight="normal" style:font-name-asian="CMBX10" style:font-size-asian="16pt" style:font-weight-asian="normal" style:font-name-complex="CMBX10" style:font-size-complex="16pt" style:font-weight-complex="normal"/>
    </style:style>
    <style:style style:name="P31" style:family="paragraph" style:parent-style-name="Standard">
      <style:paragraph-properties fo:text-align="start" style:justify-single-word="false" style:text-autospace="none"/>
      <style:text-properties style:font-name="Times New Roman" fo:font-size="16pt" style:font-name-asian="CMMI10" style:font-size-asian="16pt" style:font-name-complex="CMMI10" style:font-size-complex="16pt"/>
    </style:style>
    <style:style style:name="P32" style:family="paragraph" style:parent-style-name="Standard">
      <style:paragraph-properties style:text-autospace="none"/>
      <style:text-properties style:font-name="CMSSBX10" fo:font-size="10pt" style:font-name-asian="CMR10" style:font-size-asian="10pt" style:font-name-complex="CMR10" style:font-size-complex="10pt"/>
    </style:style>
    <style:style style:name="P33" style:family="paragraph" style:parent-style-name="Standard">
      <style:paragraph-properties fo:text-align="start" style:justify-single-word="false" style:text-autospace="none"/>
      <style:text-properties style:font-name="CMSSBX10" fo:font-size="12pt" fo:font-weight="normal" style:font-name-asian="CMSSBX10" style:font-size-asian="12pt" style:font-weight-asian="normal" style:font-name-complex="CMSSBX10" style:font-size-complex="12pt" style:font-weight-complex="normal"/>
    </style:style>
    <style:style style:name="P34" style:family="paragraph" style:parent-style-name="Standard">
      <style:paragraph-properties style:text-autospace="none"/>
      <style:text-properties style:font-name="Courier New" fo:font-size="11pt" fo:language="de" fo:country="DE" style:font-name-asian="Courier New" style:font-size-asian="11pt" style:font-name-complex="Courier New" style:font-size-complex="11pt"/>
    </style:style>
    <style:style style:name="P35" style:family="paragraph" style:parent-style-name="Standard">
      <style:paragraph-properties fo:text-align="start" style:justify-single-word="false"/>
      <style:text-properties style:font-name="Courier New" fo:font-size="11pt" fo:language="de" fo:country="DE" style:font-name-asian="Courier New" style:font-size-asian="11pt" style:font-name-complex="Courier New" style:font-size-complex="11pt"/>
    </style:style>
    <style:style style:name="P36" style:family="paragraph" style:parent-style-name="Table_20_Contents">
      <style:paragraph-properties fo:text-align="start" style:justify-single-word="false"/>
      <style:text-properties style:font-name="Times New Roman" fo:font-size="16pt" style:font-size-asian="16pt" style:font-size-complex="16pt"/>
    </style:style>
    <style:style style:name="P37" style:family="paragraph" style:parent-style-name="Table_20_Contents">
      <style:paragraph-properties fo:text-align="center" style:justify-single-word="false"/>
      <style:text-properties style:font-name="Times New Roman" fo:font-size="16pt" style:font-size-asian="16pt" style:font-size-complex="16pt"/>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start" style:justify-single-word="false"/>
      <style:text-properties style:font-name="Courier New" fo:font-size="11pt" style:font-name-asian="CMR10" style:font-size-asian="11pt" style:font-name-complex="CMR10" style:font-size-complex="11pt"/>
    </style:style>
    <style:style style:name="P40" style:family="paragraph" style:parent-style-name="Table_20_Contents">
      <style:paragraph-properties fo:text-align="start" style:justify-single-word="false"/>
      <style:text-properties style:font-name="Courier New" fo:font-size="11pt" fo:font-weight="normal" style:font-name-asian="CMR10" style:font-size-asian="11pt" style:font-weight-asian="normal" style:font-name-complex="CMR10" style:font-size-complex="11pt" style:font-weight-complex="normal"/>
    </style:style>
    <style:style style:name="P41" style:family="paragraph" style:parent-style-name="Standard" style:master-page-name="Standard">
      <style:paragraph-properties fo:text-align="center" style:justify-single-word="false" style:page-number="auto"/>
    </style:style>
    <style:style style:name="P42"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43"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44" style:family="paragraph" style:parent-style-name="Standard" style:list-style-name="L2">
      <style:paragraph-properties style:text-autospace="none"/>
      <style:text-properties style:font-name="Times New Roman" fo:font-size="16pt" style:font-size-asian="16pt" style:font-size-complex="16pt"/>
    </style:style>
    <style:style style:name="P45" style:family="paragraph" style:parent-style-name="Standard" style:list-style-name="L19">
      <style:paragraph-properties fo:text-align="start" style:justify-single-word="false" style:text-autospace="none"/>
      <style:text-properties style:font-name="Times New Roman" fo:font-size="16pt" style:font-size-asian="16pt" style:font-size-complex="16pt"/>
    </style:style>
    <style:style style:name="P46" style:family="paragraph" style:parent-style-name="Standard" style:list-style-name="L2">
      <style:paragraph-properties style:text-autospace="none"/>
      <style:text-properties style:font-name="Times New Roman" fo:font-size="16pt" style:font-name-asian="CMR10" style:font-size-asian="16pt" style:font-name-complex="CMR10" style:font-size-complex="16pt"/>
    </style:style>
    <style:style style:name="P47" style:family="paragraph" style:parent-style-name="Standard" style:list-style-name="L25">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48" style:family="paragraph" style:parent-style-name="Standard">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49" style:family="paragraph" style:parent-style-name="Standard" style:list-style-name="L3">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0" style:family="paragraph" style:parent-style-name="Standard" style:list-style-name="L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1" style:family="paragraph" style:parent-style-name="Standard" style:list-style-name="L9">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2" style:family="paragraph" style:parent-style-name="Standard" style:list-style-name="L10">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3" style:family="paragraph" style:parent-style-name="Standard" style:list-style-name="L11">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4" style:family="paragraph" style:parent-style-name="Standard" style:list-style-name="L12">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5" style:family="paragraph" style:parent-style-name="Standard" style:list-style-name="L1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6" style:family="paragraph" style:parent-style-name="Standard">
      <style:paragraph-properties fo:text-align="start" style:justify-single-word="false" style:text-autospace="none"/>
      <style:text-properties style:font-name="Times New Roman" fo:font-size="16pt" style:font-name-asian="CMSSBX10" style:font-size-asian="16pt" style:font-name-complex="CMR10" style:font-size-complex="16pt"/>
    </style:style>
    <style:style style:name="P57" style:family="paragraph" style:parent-style-name="Standard" style:list-style-name="L6">
      <style:paragraph-properties style:text-autospace="none"/>
      <style:text-properties style:font-name="Times New Roman" fo:font-size="16pt" style:font-name-asian="CMBX10" style:font-size-asian="16pt" style:font-name-complex="CMBX10" style:font-size-complex="16pt"/>
    </style:style>
    <style:style style:name="P58" style:family="paragraph" style:parent-style-name="Standard" style:list-style-name="L6">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59" style:family="paragraph" style:parent-style-name="Standard" style:list-style-name="L7">
      <style:paragraph-properties style:text-autospace="none"/>
      <style:text-properties style:font-name="Times New Roman" fo:font-size="16pt" style:font-name-asian="CMBX10" style:font-size-asian="16pt" style:font-name-complex="CMBX10" style:font-size-complex="16pt"/>
    </style:style>
    <style:style style:name="P60" style:family="paragraph" style:parent-style-name="Standard" style:list-style-name="L20">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1" style:family="paragraph" style:parent-style-name="Standard" style:list-style-name="L22">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2" style:family="paragraph" style:parent-style-name="Standard" style:list-style-name="L23">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3" style:family="paragraph" style:parent-style-name="Standard">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4" style:family="paragraph" style:parent-style-name="Standard" style:list-style-name="L22">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65" style:family="paragraph" style:parent-style-name="Standard">
      <style:paragraph-properties fo:text-align="start" style:justify-single-word="false" style:text-autospace="none"/>
      <style:text-properties style:font-name="Times New Roman" fo:font-size="16pt" fo:font-weight="normal" style:font-name-asian="CMBX10" style:font-size-asian="16pt" style:font-weight-asian="normal" style:font-name-complex="CMBX10" style:font-size-complex="16pt" style:font-weight-complex="normal"/>
    </style:style>
    <style:style style:name="P66" style:family="paragraph" style:parent-style-name="Standard" style:list-style-name="L21">
      <style:paragraph-properties fo:text-align="start" style:justify-single-word="false" style:text-autospace="none"/>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start" style:justify-single-word="false"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68" style:family="paragraph" style:parent-style-name="Standard" style:list-style-name="L4">
      <style:paragraph-properties fo:text-align="start" style:justify-single-word="false" style:text-autospace="none"/>
    </style:style>
    <style:style style:name="P69" style:family="paragraph" style:parent-style-name="Standard" style:list-style-name="L5">
      <style:paragraph-properties fo:text-align="start" style:justify-single-word="false" style:text-autospace="none"/>
    </style:style>
    <style:style style:name="P70" style:family="paragraph" style:parent-style-name="Standard" style:list-style-name="L10">
      <style:paragraph-properties fo:text-align="start" style:justify-single-word="false" style:text-autospace="none"/>
    </style:style>
    <style:style style:name="P71" style:family="paragraph" style:parent-style-name="Standard" style:list-style-name="L11">
      <style:paragraph-properties fo:text-align="start" style:justify-single-word="false" style:text-autospace="none"/>
    </style:style>
    <style:style style:name="P72" style:family="paragraph" style:parent-style-name="Standard" style:list-style-name="L12">
      <style:paragraph-properties fo:text-align="start" style:justify-single-word="false" style:text-autospace="none"/>
    </style:style>
    <style:style style:name="P73" style:family="paragraph" style:parent-style-name="Standard" style:list-style-name="L13">
      <style:paragraph-properties fo:text-align="start" style:justify-single-word="false" style:text-autospace="none"/>
    </style:style>
    <style:style style:name="P74" style:family="paragraph" style:parent-style-name="Standard" style:list-style-name="L14">
      <style:paragraph-properties fo:text-align="start" style:justify-single-word="false" style:text-autospace="none"/>
    </style:style>
    <style:style style:name="P75" style:family="paragraph" style:parent-style-name="Standard" style:list-style-name="L15">
      <style:paragraph-properties fo:text-align="start" style:justify-single-word="false" style:text-autospace="none"/>
    </style:style>
    <style:style style:name="P76" style:family="paragraph" style:parent-style-name="Standard" style:list-style-name="L16">
      <style:paragraph-properties fo:text-align="start" style:justify-single-word="false" style:text-autospace="none"/>
    </style:style>
    <style:style style:name="P77" style:family="paragraph" style:parent-style-name="Standard" style:list-style-name="L19">
      <style:paragraph-properties fo:text-align="start" style:justify-single-word="false" style:text-autospace="none"/>
    </style:style>
    <style:style style:name="P78" style:family="paragraph" style:parent-style-name="Standard" style:list-style-name="L20">
      <style:paragraph-properties fo:text-align="start" style:justify-single-word="false" style:text-autospace="none"/>
    </style:style>
    <style:style style:name="P79" style:family="paragraph" style:parent-style-name="Standard" style:list-style-name="L24">
      <style:paragraph-properties fo:text-align="start" style:justify-single-word="false" style:text-autospace="none"/>
    </style:style>
    <style:style style:name="P80" style:family="paragraph" style:parent-style-name="Standard" style:list-style-name="L26">
      <style:paragraph-properties fo:text-align="start" style:justify-single-word="false" style:text-autospace="none"/>
    </style:style>
    <style:style style:name="P81" style:family="paragraph" style:parent-style-name="Standard" style:list-style-name="L12">
      <style:paragraph-properties style:text-autospace="none"/>
    </style:style>
    <style:style style:name="P82" style:family="paragraph" style:parent-style-name="Standard" style:list-style-name="L17">
      <style:paragraph-properties style:text-autospace="none"/>
    </style:style>
    <style:style style:name="P83" style:family="paragraph" style:parent-style-name="Standard" style:list-style-name="L26">
      <style:paragraph-properties fo:text-align="start" style:justify-single-word="false" style:text-autospace="none"/>
      <style:text-properties fo:font-weight="bold" style:font-weight-asian="bold" style:font-weight-complex="bold"/>
    </style:style>
    <style:style style:name="P84" style:family="paragraph" style:parent-style-name="Standard" style:list-style-name="L27">
      <style:paragraph-properties fo:text-align="start" style:justify-single-word="false" style:text-autospace="none"/>
      <style:text-properties fo:font-weight="bold" style:font-weight-asian="bold" style:font-weight-complex="bold"/>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name-asian="CMBX10" style:font-size-asian="16pt" style:font-name-complex="CMBX10" style:font-size-complex="16pt"/>
    </style:style>
    <style:style style:name="T4" style:family="text">
      <style:text-properties fo:font-size="16pt" style:font-name-asian="CMR10" style:font-size-asian="16pt" style:font-name-complex="CMR10" style:font-size-complex="16pt"/>
    </style:style>
    <style:style style:name="T5" style:family="text">
      <style:text-properties fo:font-weight="bold" style:font-weight-asian="bold" style:font-weight-complex="bold"/>
    </style:style>
    <style:style style:name="T6" style:family="text">
      <style:text-properties fo:font-weight="bold" style:font-name-asian="CMBX10" style:font-weight-asian="bold" style:font-name-complex="CMBX10" style:font-weight-complex="bold"/>
    </style:style>
    <style:style style:name="T7" style:family="text">
      <style:text-properties fo:font-weight="bold" style:font-name-asian="CMR10" style:font-weight-asian="bold" style:font-name-complex="CMR10" style:font-weight-complex="bold"/>
    </style:style>
    <style:style style:name="T8" style:family="text">
      <style:text-properties fo:font-weight="bold" style:font-name-asian="CMMI10" style:font-weight-asian="bold" style:font-name-complex="CMMI10" style:font-weight-complex="bold"/>
    </style:style>
    <style:style style:name="T9" style:family="text">
      <style:text-properties fo:font-weight="normal" style:font-weight-asian="normal" style:font-weight-complex="normal"/>
    </style:style>
    <style:style style:name="T10" style:family="text">
      <style:text-properties fo:font-weight="normal" style:font-name-asian="CMR10" style:font-weight-asian="normal" style:font-name-complex="CMR10" style:font-weight-complex="normal"/>
    </style:style>
    <style:style style:name="T11" style:family="text">
      <style:text-properties fo:font-weight="normal" style:font-name-asian="CMBX10" style:font-weight-asian="normal" style:font-name-complex="CMBX10" style:font-weight-complex="normal"/>
    </style:style>
    <style:style style:name="T12" style:family="text">
      <style:text-properties fo:font-weight="normal" style:font-name-asian="CMTI10" style:font-weight-asian="normal" style:font-name-complex="CMTI10" style:font-weight-complex="normal"/>
    </style:style>
    <style:style style:name="T13" style:family="text">
      <style:text-properties style:font-name-asian="CMR10" style:font-name-complex="CMR10"/>
    </style:style>
    <style:style style:name="T14" style:family="text">
      <style:text-properties style:font-name-asian="CMBX10" style:font-name-complex="CMBX10"/>
    </style:style>
    <style:style style:name="T15" style:family="text">
      <style:text-properties style:font-name="Times New Roman" fo:font-size="16pt" style:font-name-asian="CMR10" style:font-size-asian="16pt" style:font-name-complex="CMR10" style:font-size-complex="16pt"/>
    </style:style>
    <style:style style:name="T16" style:family="text">
      <style:text-properties style:font-name="Times New Roman" fo:font-size="16pt" fo:font-weight="bold" style:font-name-asian="CMBX10" style:font-size-asian="16pt" style:font-weight-asian="bold" style:font-name-complex="CMBX10" style:font-size-complex="16pt" style:font-weight-complex="bold"/>
    </style:style>
    <style:style style:name="T17" style:family="text">
      <style:text-properties style:font-name="Times New Roman" fo:font-size="16pt" fo:font-weight="bold" style:font-name-asian="CMSSBX10" style:font-size-asian="16pt" style:font-weight-asian="bold" style:font-name-complex="CMSSBX10" style:font-size-complex="16pt" style:font-weight-complex="bold"/>
    </style:style>
    <style:style style:name="T18" style:family="text">
      <style:text-properties style:font-name="Times New Roman" fo:font-size="16pt" fo:font-weight="bold" style:font-size-asian="16pt" style:font-weight-asian="bold" style:font-size-complex="16pt" style:font-weight-complex="bold"/>
    </style:style>
    <style:style style:name="T19" style:family="text">
      <style:text-properties style:font-name="Times New Roman" fo:font-size="16pt" fo:font-weight="bold" style:font-name-asian="CMR10" style:font-size-asian="16pt" style:font-weight-asian="bold" style:font-name-complex="CMR10" style:font-size-complex="16pt" style:font-weight-complex="bold"/>
    </style:style>
    <style:style style:name="T20" style:family="text">
      <style:text-properties style:font-name="Times New Roman" fo:font-size="16pt" style:font-name-asian="CMSSBX10" style:font-size-asian="16pt" style:font-name-complex="CMSSBX10" style:font-size-complex="16pt"/>
    </style:style>
    <style:style style:name="T21" style:family="text">
      <style:text-properties style:font-name="Times New Roman" fo:font-size="16pt" style:font-name-asian="CMBX10" style:font-size-asian="16pt" style:font-name-complex="CMBX10" style:font-size-complex="16pt"/>
    </style:style>
    <style:style style:name="T22" style:family="text">
      <style:text-properties style:font-name="Times New Roman" fo:font-size="16pt" fo:font-weight="normal" style:font-name-asian="CMR10" style:font-size-asian="16pt" style:font-weight-asian="normal" style:font-name-complex="CMR10" style:font-size-complex="16pt" style:font-weight-complex="normal"/>
    </style:style>
    <style:style style:name="T23" style:family="text">
      <style:text-properties style:font-name="Times New Roman" fo:font-size="16pt" fo:font-weight="normal" style:font-name-asian="CMBX10" style:font-size-asian="16pt" style:font-weight-asian="normal" style:font-name-complex="CMBX10" style:font-size-complex="16pt" style:font-weight-complex="normal"/>
    </style:style>
    <style:style style:name="T24" style:family="text">
      <style:text-properties style:font-name="Times New Roman" fo:font-size="16pt" fo:font-style="italic" fo:font-weight="normal" style:font-name-asian="CMR10" style:font-size-asian="16pt" style:font-style-asian="italic" style:font-weight-asian="normal" style:font-name-complex="CMR10" style:font-size-complex="16pt"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style:font-name-asian="CMTI10" style:font-style-asian="italic" style:font-name-complex="CMTI10" style:font-style-complex="italic"/>
    </style:style>
    <style:style style:name="T27" style:family="text">
      <style:text-properties fo:font-style="italic" style:font-name-asian="CMBX10" style:font-style-asian="italic" style:font-name-complex="CMBX10" style:font-style-complex="italic"/>
    </style:style>
    <style:style style:name="T28" style:family="text">
      <style:text-properties fo:font-style="italic" style:font-name-asian="CMR10" style:font-style-asian="italic" style:font-name-complex="CMR10" style:font-style-complex="italic"/>
    </style:style>
    <style:style style:name="T29" style:family="text">
      <style:text-properties fo:font-style="italic" fo:font-weight="normal" style:font-name-asian="CMR10" style:font-style-asian="italic" style:font-weight-asian="normal" style:font-name-complex="CMR10" style:font-style-complex="italic" style:font-weight-complex="normal"/>
    </style:style>
    <style:style style:name="T30" style:family="text">
      <style:text-properties fo:font-style="italic" fo:font-weight="normal" style:font-name-asian="CMTI10" style:font-style-asian="italic" style:font-weight-asian="normal" style:font-name-complex="CMTI10"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style:font-name-asian="CMBX10" style:font-style-asian="italic" style:font-weight-asian="normal" style:font-name-complex="CMBX10" style:font-style-complex="italic" style:font-weight-complex="normal"/>
    </style:style>
    <style:style style:name="T33" style:family="text">
      <style:text-properties style:font-name-asian="CMTI10" style:font-name-complex="CMTI10"/>
    </style:style>
    <style:style style:name="T34" style:family="text">
      <style:text-properties style:font-name-asian="CMSSBX10" style:font-name-complex="CMSSBX10"/>
    </style:style>
    <style:style style:name="T35" style:family="text">
      <style:text-properties fo:font-style="normal" fo:font-weight="bold" style:font-name-asian="CMBX10" style:font-style-asian="normal" style:font-weight-asian="bold" style:font-name-complex="CMBX10" style:font-style-complex="normal" style:font-weight-complex="bold"/>
    </style:style>
    <style:style style:name="T36" style:family="text">
      <style:text-properties style:font-name-asian="CMMI10" style:font-name-complex="CMMI10"/>
    </style:style>
    <style:style style:name="T37" style:family="text">
      <style:text-properties style:font-name-asian="CMMI8" style:font-name-complex="CMMI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
      <text:p text:style-name="P2"/>
      <text:p text:style-name="P2"/>
      <text:p text:style-name="P2"/>
      <text:p text:style-name="P2"/>
      <text:p text:style-name="P2"/>
      <text:p text:style-name="P2"/>
      <text:p text:style-name="P3">RPG-X2 Lua Documentation</text:p>
      <text:p text:style-name="P3"/>
      <text:p text:style-name="P4">Written by</text:p>
      <text:p text:style-name="P4">Walter Julius 'GSIO01' Hennecke</text:p>
      <text:p text:style-name="P4"/>
      <text:p text:style-name="P4">Updated by</text:p>
      <text:p text:style-name="P4">Hendrik 'Harry Young' Gerritzen</text:p>
      <text:p text:style-name="P4"/>
      <text:p text:style-name="P4">For</text:p>
      <text:p text:style-name="P4">RPG-X V. 2.2 Beta 8.4.7</text:p>
      <text:p text:style-name="P4"/>
      <text:p text:style-name="P4">Date</text:p>
      <text:p text:style-name="P4">2011-10-2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ontents</text:p>
      <text:list xml:id="list30210946" text:style-name="L1">
        <text:list-item>
          <text:p text:style-name="P42">Introduction<text:tab/><text:tab/><text:tab/><text:tab/><text:tab/><text:tab/><text:tab/><text:tab/> <text:s text:c="3"/>3</text:p>
          <text:list>
            <text:list-item>
              <text:p text:style-name="P43">General Information<text:tab/><text:tab/><text:tab/><text:tab/><text:tab/><text:tab/><text:tab/>3</text:p>
            </text:list-item>
            <text:list-item>
              <text:p text:style-name="P43">Prerequisites<text:tab/><text:tab/><text:tab/><text:tab/><text:tab/><text:tab/><text:tab/><text:tab/>3</text:p>
            </text:list-item>
          </text:list>
        </text:list-item>
        <text:list-item>
          <text:p text:style-name="P42">Lua Hooks<text:span text:style-name="T9"><text:tab/><text:tab/><text:tab/><text:tab/><text:tab/><text:tab/><text:tab/><text:tab/> <text:s text:c="3"/></text:span>3</text:p>
          <text:list>
            <text:list-item>
              <text:p text:style-name="P43">What are Lua Hooks?<text:tab/><text:tab/><text:tab/><text:tab/><text:tab/><text:tab/><text:tab/>3</text:p>
            </text:list-item>
            <text:list-item>
              <text:p text:style-name="P43">Static Lua Hooks<text:tab/><text:tab/><text:tab/><text:tab/><text:tab/><text:tab/><text:tab/>4</text:p>
            </text:list-item>
            <text:list-item>
              <text:p text:style-name="P43">Dynamic Lua Hooks<text:tab/><text:tab/><text:tab/><text:tab/><text:tab/><text:tab/><text:tab/>5</text:p>
            </text:list-item>
          </text:list>
        </text:list-item>
        <text:list-item>
          <text:p text:style-name="P42">RPG-X2 Lua Libraries<text:tab/><text:tab/><text:tab/><text:tab/><text:tab/><text:tab/><text:span text:style-name="T9"> <text:s text:c="3"/></text:span>7</text:p>
          <text:list>
            <text:list-item>
              <text:p text:style-name="P43">game<text:tab/><text:tab/><text:tab/><text:tab/><text:tab/><text:tab/><text:tab/><text:tab/><text:tab/><text:tab/>7</text:p>
            </text:list-item>
            <text:list-item>
              <text:p text:style-name="P43">qmath<text:tab/><text:tab/><text:tab/><text:tab/><text:tab/><text:tab/><text:tab/><text:tab/><text:tab/>8</text:p>
            </text:list-item>
            <text:list-item>
              <text:p text:style-name="P43">vector<text:tab/><text:tab/><text:tab/><text:tab/><text:tab/><text:tab/><text:tab/><text:tab/><text:tab/>10</text:p>
            </text:list-item>
            <text:list-item>
              <text:p text:style-name="P43">entity<text:tab/><text:tab/><text:tab/><text:tab/><text:tab/><text:tab/><text:tab/><text:tab/><text:tab/>11</text:p>
              <text:list>
                <text:list-item>
                  <text:p text:style-name="P43">Important Information<text:tab/><text:tab/><text:tab/><text:tab/><text:tab/> <text:s text:c="3"/>11</text:p>
                </text:list-item>
                <text:list-item>
                  <text:p text:style-name="P43">Getters and Setters<text:tab/><text:tab/><text:tab/><text:tab/><text:tab/><text:tab/> <text:s text:c="3"/>12</text:p>
                  <text:list>
                    <text:list-item>
                      <text:p text:style-name="P43">string<text:tab/><text:tab/><text:tab/><text:tab/><text:tab/><text:tab/><text:tab/><text:tab/>13</text:p>
                    </text:list-item>
                    <text:list-item>
                      <text:p text:style-name="P43">entity<text:tab/><text:tab/><text:tab/><text:tab/><text:tab/><text:tab/><text:tab/><text:tab/>14</text:p>
                    </text:list-item>
                    <text:list-item>
                      <text:p text:style-name="P43">float<text:tab/><text:tab/><text:tab/><text:tab/><text:tab/><text:tab/><text:tab/><text:tab/><text:tab/>14</text:p>
                    </text:list-item>
                    <text:list-item>
                      <text:p text:style-name="P43">vector<text:tab/><text:tab/><text:tab/><text:tab/><text:tab/><text:tab/><text:tab/><text:tab/>14</text:p>
                    </text:list-item>
                    <text:list-item>
                      <text:p text:style-name="P43">boolean<text:tab/><text:tab/><text:tab/><text:tab/><text:tab/><text:tab/><text:tab/><text:tab/>15</text:p>
                    </text:list-item>
                    <text:list-item>
                      <text:p text:style-name="P43">integer<text:tab/><text:tab/><text:tab/><text:tab/><text:tab/><text:tab/><text:tab/><text:tab/>16</text:p>
                    </text:list-item>
                  </text:list>
                </text:list-item>
                <text:list-item>
                  <text:p text:style-name="P43">Library Functions<text:tab/><text:tab/><text:tab/><text:tab/><text:tab/><text:tab/> <text:s text:c="4"/>17</text:p>
                </text:list-item>
              </text:list>
            </text:list-item>
            <text:list-item>
              <text:p text:style-name="P43">mover<text:tab/><text:tab/><text:tab/><text:tab/><text:tab/><text:tab/><text:tab/><text:tab/><text:tab/>18</text:p>
            </text:list-item>
            <text:list-item>
              <text:p text:style-name="P43">sound<text:tab/><text:tab/><text:tab/><text:tab/><text:tab/><text:tab/><text:tab/><text:tab/><text:tab/>19</text:p>
            </text:list-item>
          </text:list>
        </text:list-item>
        <text:list-item>
          <text:p text:style-name="P42">How to...<text:tab/><text:tab/><text:tab/><text:tab/><text:tab/><text:tab/><text:tab/><text:tab/><text:tab/> <text:s text:c="3"/>20</text:p>
          <text:list>
            <text:list-item>
              <text:p text:style-name="P43">...Find Entities?<text:tab/><text:tab/><text:tab/><text:tab/><text:tab/><text:tab/><text:tab/><text:tab/>20</text:p>
            </text:list-item>
            <text:list-item>
              <text:p text:style-name="P43">...Add Turbolifts to older Maps?<text:tab/><text:tab/><text:tab/><text:tab/><text:tab/>21</text:p>
            </text:list-item>
            <text:list-item>
              <text:p text:style-name="P43">...Add Transporters to older Maps?<text:tab/><text:tab/><text:tab/><text:tab/>24</text:p>
            </text:list-item>
            <text:list-item>
              <text:p text:style-name="P43">...Convert Forcefields to func_forcefields?<text:tab/><text:tab/><text:tab/>25</text:p>
            </text:list-item>
            <text:list-item>
              <text:p text:style-name="P43">...add automatic Map Reload after map_restart?<text:tab/><text:tab/>26</text:p>
            </text:list-item>
            <text:list-item>
              <text:p text:style-name="P43">...add Doorlock using Lua?<text:tab/><text:tab/><text:tab/><text:tab/><text:tab/><text:tab/>27</text:p>
            </text:list-item>
            <text:list-item>
              <text:p text:style-name="P43">...move a Brushmodel using Lua?<text:tab/><text:tab/><text:tab/><text:tab/>28</text:p>
            </text:list-item>
          </text:list>
        </text:list-item>
        <text:list-item>
          <text:p text:style-name="P42">Debugging<text:tab/><text:tab/><text:tab/><text:tab/><text:tab/><text:tab/><text:tab/><text:tab/> <text:s text:c="3"/>29</text:p>
          <text:list>
            <text:list-item>
              <text:p text:style-name="P43">Logical Bugs<text:tab/><text:tab/><text:tab/><text:tab/><text:tab/><text:tab/><text:tab/><text:tab/>29</text:p>
            </text:list-item>
            <text:list-item>
              <text:p text:style-name="P43">Case-Specific Bugs<text:tab/><text:tab/><text:tab/><text:tab/><text:tab/><text:tab/><text:tab/>29</text:p>
            </text:list-item>
          </text:list>
        </text:list-item>
        <text:list-item>
          <text:p text:style-name="P42">Appendix<text:tab/><text:tab/><text:tab/><text:tab/><text:tab/><text:tab/><text:tab/><text:tab/><text:tab/> <text:s text:c="3"/>31</text:p>
          <text:list>
            <text:list-item>
              <text:p text:style-name="P43">locedit<text:tab/><text:tab/><text:tab/><text:tab/><text:tab/><text:tab/><text:tab/><text:tab/><text:tab/>31</text:p>
            </text:list-item>
          </text:list>
        </text:list-item>
      </text:list>
      <text:p text:style-name="P7"/>
      <text:p text:style-name="P14"><text:soft-page-break/>1.: Introduction</text:p>
      <text:p text:style-name="P14">1.1: General Information</text:p>
      <text:p text:style-name="P8"><text:tab/><text:span text:style-name="T1">The RPG-X2 Lua Documentation documents and describes all Lua <text:tab/>functions available in </text:span><text:span text:style-name="T4">RPG-X2. The version you are reading right <text:tab/>now is for </text:span><text:span text:style-name="T3">RPG-X2 version 2.2 beta 4.4.7</text:span><text:span text:style-name="T4">. The RPG-X2 Lua <text:tab/>Documentation will be updated with every new release of RPG-X2.</text:span></text:p>
      <text:p text:style-name="P9"/>
      <text:p text:style-name="P10">1.2: Prerequisites</text:p>
      <text:list xml:id="list30227958" text:style-name="L2">
        <text:list-item>
          <text:p text:style-name="P44"><text:span text:style-name="T10">In Lua variables are not declared with their type. In order to provide you infor</text:span><text:span text:style-name="T13">mation of what type a variable is the types will be written in front of variables in italic (example: </text:span><text:span text:style-name="T26">integer</text:span><text:span text:style-name="T33"> </text:span><text:span text:style-name="T14">clientNum</text:span><text:span text:style-name="T13">).</text:span></text:p>
        </text:list-item>
      </text:list>
      <text:p text:style-name="P18"/>
      <text:list xml:id="list30523569" text:continue-numbering="true" text:style-name="L2">
        <text:list-item>
          <text:p text:style-name="P46">There are three different types of function calls in RPG-X2 Lua:</text:p>
          <text:list>
            <text:list-item>
              <text:p text:style-name="P46">Function calls from Lua base libraries (example: <text:span text:style-name="T6">tostring(clientNum)</text:span></text:p>
            </text:list-item>
            <text:list-item>
              <text:p text:style-name="P46">Function calls from RPG-X2 libraries which have the library name in front <text:span text:style-name="T6">library.function()</text:span><text:span text:style-name="T14"> </text:span>(example: <text:span text:style-name="T6">entity.Spawn()</text:span>).</text:p>
            </text:list-item>
            <text:list-item>
              <text:p text:style-name="P46">Function calls on variables. This is possible on entities and vectors for example (example: <text:span text:style-name="T6">ent.Remove(ent)</text:span>).</text:p>
              <text:list>
                <text:list-item>
                  <text:p text:style-name="P46">If the Variable is also the Functions first Argument the Function can be written as <text:span text:style-name="T5">var:function()</text:span> (example: <text:span text:style-name="T5">ent:Remove()</text:span> )</text:p>
                </text:list-item>
              </text:list>
            </text:list-item>
            <text:list-item>
              <text:p text:style-name="P46">Also please note that Lua is differentiating between capitalized and uncapitalized letters. So ent:remove() won't remove the Entity but will rather put an Error-Message into the game-console.</text:p>
            </text:list-item>
          </text:list>
        </text:list-item>
      </text:list>
      <text:p text:style-name="P18"/>
      <text:p text:style-name="P10">2.: Lua Hooks</text:p>
      <text:p text:style-name="P10">2.1: What are Lua Hooks?</text:p>
      <text:p text:style-name="P18"><text:span text:style-name="T5"><text:tab/></text:span>A Lua Hook is a function that gets called when a specific event in the <text:tab/>game logic happens. For example if the game is initialized in the <text:tab/>game logic G InitGame function gets called. This function has a Lua <text:tab/>Hook which means when the G InitGame function is called in the <text:tab/>game logic the corresponding Lua function gets called as well. There <text:tab/>are Lua Hooks with static function names and Lua Hooks with <text:tab/>dynamic function names.</text:p>
      <text:p text:style-name="P18"/>
      <text:p text:style-name="P18"/>
      <text:p text:style-name="P18"/>
      <text:p text:style-name="P10"><text:soft-page-break/>2.2: Static Lua Hooks</text:p>
      <text:p text:style-name="P10"><text:tab/>S<text:span text:style-name="T9">tatic Lua Hooks always have the same function name.</text:span></text:p>
      <text:p text:style-name="P25"/>
      <text:p text:style-name="P22"><text:span text:style-name="T6">InitGame</text:span><text:span text:style-name="T14">(</text:span><text:span text:style-name="T26">integer</text:span><text:span text:style-name="T33"> </text:span><text:span text:style-name="T6">leveltime</text:span><text:span text:style-name="T14">, </text:span><text:span text:style-name="T26">integer</text:span><text:span text:style-name="T33"> </text:span><text:span text:style-name="T6">randomssed</text:span><text:span text:style-name="T14">, </text:span><text:span text:style-name="T26">integer</text:span><text:span text:style-name="T33"> </text:span><text:span text:style-name="T6">restart</text:span><text:span text:style-name="T14">)</text:span></text:p>
      <text:p text:style-name="P17"><text:tab/>Gets called at game start or after a map restart command was Issued.</text:p>
      <text:list xml:id="list30211542" text:style-name="L3">
        <text:list-item>
          <text:p text:style-name="P49"><text:span text:style-name="T6">leveltime</text:span><text:span text:style-name="T14"> </text:span><text:span text:style-name="T13">current level time in milliseconds</text:span></text:p>
        </text:list-item>
        <text:list-item>
          <text:p text:style-name="P49"><text:span text:style-name="T6">restart</text:span><text:span text:style-name="T14"> </text:span><text:span text:style-name="T13">is 1 when call is result of a map restart</text:span></text:p>
        </text:list-item>
      </text:list>
      <text:p text:style-name="P21"/>
      <text:p text:style-name="P21"><text:span text:style-name="T6">ShutdownGame</text:span><text:span text:style-name="T14">(</text:span><text:span text:style-name="T26">integer</text:span><text:span text:style-name="T33"> </text:span><text:span text:style-name="T6">restart</text:span><text:span text:style-name="T14">)</text:span></text:p>
      <text:p text:style-name="P17"><text:tab/>Gets called when the game shuts down (disconnect, game is closed, <text:tab/>map change, map_restart).</text:p>
      <text:list xml:id="list30231625" text:style-name="L4">
        <text:list-item>
          <text:p text:style-name="P68"><text:span text:style-name="T16">restart</text:span><text:span text:style-name="T21"> </text:span><text:span text:style-name="T15">is 1 when call is result of a map restart</text:span></text:p>
        </text:list-item>
      </text:list>
      <text:p text:style-name="P21"/>
      <text:p text:style-name="P21"><text:span text:style-name="T6">RunFrame</text:span><text:span text:style-name="T14">(</text:span><text:span text:style-name="T26">integer</text:span><text:span text:style-name="T33"> </text:span><text:span text:style-name="T35">leveltime</text:span><text:span text:style-name="T14">)</text:span></text:p>
      <text:p text:style-name="P17"><text:tab/>Gets called every frame. Should be used with cation because this is <text:tab/>called every frame and the frametime is 50ms.</text:p>
      <text:list xml:id="list30215085" text:style-name="L5">
        <text:list-item>
          <text:p text:style-name="P69"><text:span text:style-name="T2">l</text:span><text:span text:style-name="T18">eveltime</text:span><text:span text:style-name="T21"> </text:span><text:span text:style-name="T15">current leveltime in milliseconds</text:span></text:p>
        </text:list-item>
      </text:list>
      <text:p text:style-name="P17"/>
      <text:p text:style-name="P21"><text:span text:style-name="T6">GClientPrint</text:span><text:span text:style-name="T14">(</text:span><text:span text:style-name="T26">string</text:span><text:span text:style-name="T33"> </text:span><text:span text:style-name="T6">text</text:span><text:span text:style-name="T14">, </text:span><text:span text:style-name="T26">entity</text:span><text:span text:style-name="T33"> </text:span><text:span text:style-name="T6">client</text:span><text:span text:style-name="T14">)</text:span></text:p>
      <text:p text:style-name="P18"><text:tab/>Gets called when the game logic function G PrintfClient gets called.</text:p>
      <text:list xml:id="list30215798" text:style-name="L6">
        <text:list-item>
          <text:p text:style-name="P57"><text:span text:style-name="T5">text</text:span><text:span text:style-name="T9"> </text:span><text:span text:style-name="T10">text that gets printed</text:span></text:p>
        </text:list-item>
        <text:list-item>
          <text:p text:style-name="P58"><text:span text:style-name="T5">client</text:span> <text:span text:style-name="T13">the client the text gets printed for</text:span></text:p>
        </text:list-item>
      </text:list>
      <text:p text:style-name="P21"/>
      <text:p text:style-name="P24"><text:span text:style-name="T5">GPrint</text:span>(<text:span text:style-name="T26">string</text:span><text:span text:style-name="T33"> </text:span><text:span text:style-name="T5">text</text:span>)</text:p>
      <text:p text:style-name="P17"><text:tab/>Gets called when the game logic function G Print is called.</text:p>
      <text:list xml:id="list30228397" text:style-name="L7">
        <text:list-item>
          <text:p text:style-name="P59"><text:span text:style-name="T5">text</text:span> <text:span text:style-name="T13">text that gets printed to the game console</text:spa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10"><text:soft-page-break/>2.3: Dynamic Lua Hooks</text:p>
      <text:p text:style-name="P18"><text:span text:style-name="T9"><text:tab/>These hooks can have different functions names. All of the hooks are <text:tab/>for entities. The </text:span>function names for these are defined in radiant by <text:tab/>key-value-pairs. As the function names depend on these pairs the <text:tab/>function names for these hooks in this documentation are the keys <text:tab/>that are used to define the function names in Radiant. You will see <text:tab/>how this is done in the last Segment of this Documentation.</text:p>
      <text:p text:style-name="P26"/>
      <text:p text:style-name="P21"><text:span text:style-name="T6">luaThink</text:span><text:span text:style-name="T14">(</text:span><text:span text:style-name="T26">entity</text:span><text:span text:style-name="T33"> </text:span><text:span text:style-name="T6">ent</text:span><text:span text:style-name="T14">)</text:span></text:p>
      <text:p text:style-name="P17"><text:tab/>Gets called each time the entity thinks.</text:p>
      <text:list xml:id="list30231041" text:style-name="L8">
        <text:list-item>
          <text:p text:style-name="P50"><text:span text:style-name="T6">ent</text:span><text:span text:style-name="T14"> </text:span><text:span text:style-name="T13">the entity itself</text:span></text:p>
        </text:list-item>
      </text:list>
      <text:p text:style-name="P21"/>
      <text:p text:style-name="P21"><text:span text:style-name="T5">luaTouch</text:span>(<text:span text:style-name="T25">entity</text:span> <text:span text:style-name="T5">ent</text:span>, <text:span text:style-name="T25">entity</text:span> <text:span text:style-name="T5">other</text:span>)</text:p>
      <text:p text:style-name="P17"><text:tab/>Gets called each time the entity is touched.</text:p>
      <text:list xml:id="list30224654" text:style-name="L9">
        <text:list-item>
          <text:p text:style-name="P51"><text:span text:style-name="T6">ent</text:span><text:span text:style-name="T14"> </text:span><text:span text:style-name="T13">the entity itself</text:span></text:p>
        </text:list-item>
        <text:list-item>
          <text:p text:style-name="P51"><text:span text:style-name="T6">other</text:span><text:span text:style-name="T14"> </text:span><text:span text:style-name="T13">the entity that touched </text:span><text:span text:style-name="T14">ent</text:span></text:p>
        </text:list-item>
      </text:list>
      <text:p text:style-name="P21"/>
      <text:p text:style-name="P21"><text:span text:style-name="T5">luaUse</text:span>(<text:span text:style-name="T25">entity</text:span> <text:span text:style-name="T5">ent</text:span>, <text:span text:style-name="T25">entity</text:span> <text:span text:style-name="T5">other</text:span>, <text:span text:style-name="T25">entity</text:span> <text:span text:style-name="T5">activator</text:span>)</text:p>
      <text:p text:style-name="P17"><text:tab/>Gets called each time the entity is used.</text:p>
      <text:list xml:id="list30214649" text:style-name="L10">
        <text:list-item>
          <text:p text:style-name="P70"><text:span text:style-name="T17">ent</text:span><text:span text:style-name="T20"> the entity itself</text:span></text:p>
        </text:list-item>
        <text:list-item>
          <text:p text:style-name="P52"><text:span text:style-name="T6">activator</text:span><text:span text:style-name="T14"> </text:span><text:span text:style-name="T13">the entity that used </text:span><text:span text:style-name="T14">ent</text:span></text:p>
        </text:list-item>
      </text:list>
      <text:p text:style-name="P21"/>
      <text:p text:style-name="P21"><text:span text:style-name="T6">luaHurt</text:span><text:span text:style-name="T14">(</text:span><text:span text:style-name="T26">entity</text:span><text:span text:style-name="T33"> </text:span><text:span text:style-name="T6">ent</text:span><text:span text:style-name="T14">, </text:span><text:span text:style-name="T26">entity</text:span><text:span text:style-name="T33"> </text:span><text:span text:style-name="T6">inflictor</text:span><text:span text:style-name="T14">, </text:span><text:span text:style-name="T26">entity</text:span><text:span text:style-name="T33"> </text:span><text:span text:style-name="T6">attacker</text:span><text:span text:style-name="T14">)</text:span></text:p>
      <text:p text:style-name="P17"><text:tab/>Gets called each time the entity gets hurt.</text:p>
      <text:list xml:id="list30225525" text:style-name="L11">
        <text:list-item>
          <text:p text:style-name="P71"><text:span text:style-name="T17">ent</text:span><text:span text:style-name="T20"> the entity itself</text:span></text:p>
        </text:list-item>
        <text:list-item>
          <text:p text:style-name="P53"><text:span text:style-name="T6">inflictor</text:span><text:span text:style-name="T14"> </text:span><text:span text:style-name="T13">the inflictor</text:span></text:p>
        </text:list-item>
        <text:list-item>
          <text:p text:style-name="P53"><text:span text:style-name="T6">attacker</text:span><text:span text:style-name="T14"> </text:span><text:span text:style-name="T13">the attacker</text:span></text:p>
        </text:list-item>
      </text:list>
      <text:p text:style-name="P21"/>
      <text:p text:style-name="P21"><text:span text:style-name="T6">luaDie</text:span><text:span text:style-name="T14">(</text:span><text:span text:style-name="T26">entity</text:span><text:span text:style-name="T33"> </text:span><text:span text:style-name="T6">ent</text:span><text:span text:style-name="T14">, </text:span><text:span text:style-name="T26">entity</text:span><text:span text:style-name="T33"> </text:span><text:span text:style-name="T6">inflictor</text:span><text:span text:style-name="T14">, </text:span><text:span text:style-name="T26">entity</text:span><text:span text:style-name="T33"> </text:span><text:span text:style-name="T6">attacker</text:span><text:span text:style-name="T14">, </text:span><text:span text:style-name="T26">integer</text:span><text:span text:style-name="T33"> </text:span><text:span text:style-name="T6">dmg</text:span><text:span text:style-name="T14">, </text:span></text:p>
      <text:p text:style-name="P21"><text:span text:style-name="T26">integer</text:span><text:span text:style-name="T33"> </text:span><text:span text:style-name="T6">mod</text:span><text:span text:style-name="T14">)</text:span></text:p>
      <text:p text:style-name="P17"><text:tab/>Gets called when the entity dies.</text:p>
      <text:list xml:id="list30226173" text:style-name="L12">
        <text:list-item>
          <text:p text:style-name="P72"><text:span text:style-name="T17">ent</text:span><text:span text:style-name="T20"> the entity itself</text:span></text:p>
        </text:list-item>
        <text:list-item>
          <text:p text:style-name="P54"><text:span text:style-name="T6">inflictor</text:span><text:span text:style-name="T14"> </text:span><text:span text:style-name="T13">the inflictor</text:span></text:p>
        </text:list-item>
        <text:list-item>
          <text:p text:style-name="P54"><text:span text:style-name="T6">attacker</text:span><text:span text:style-name="T14"> </text:span><text:span text:style-name="T13">the attacker</text:span></text:p>
        </text:list-item>
        <text:list-item>
          <text:p text:style-name="P72"><text:span text:style-name="T16">dmg</text:span><text:span text:style-name="T21"> </text:span><text:span text:style-name="T15">the amount of damage</text:span></text:p>
        </text:list-item>
        <text:list-item>
          <text:p text:style-name="P81"><text:span text:style-name="T17">mod</text:span><text:span text:style-name="T20"> the means of death</text:span></text:p>
        </text:list-item>
      </text:list>
      <text:p text:style-name="P23"/>
      <text:p text:style-name="P21"><text:soft-page-break/><text:span text:style-name="T6">luaFree</text:span><text:span text:style-name="T14">(</text:span><text:span text:style-name="T26">entity</text:span><text:span text:style-name="T33"> </text:span><text:span text:style-name="T6">ent</text:span><text:span text:style-name="T14">)</text:span></text:p>
      <text:p text:style-name="P17"><text:tab/>Gets called when the entity is freed which means it is removed.</text:p>
      <text:list xml:id="list30213228" text:style-name="L13">
        <text:list-item>
          <text:p text:style-name="P73"><text:span text:style-name="T17">ent</text:span><text:span text:style-name="T20"> the entity itself</text:span></text:p>
        </text:list-item>
      </text:list>
      <text:p text:style-name="P17"/>
      <text:p text:style-name="P21"><text:span text:style-name="T6">luaReached</text:span><text:span text:style-name="T14">(</text:span><text:span text:style-name="T26">entity</text:span><text:span text:style-name="T33"> </text:span><text:span text:style-name="T6">ent</text:span><text:span text:style-name="T14">)</text:span></text:p>
      <text:p text:style-name="P17"><text:tab/>Gets called when movement of the entity has reached its endpoint.</text:p>
      <text:list xml:id="list302316251" text:style-name="L14">
        <text:list-item>
          <text:p text:style-name="P74"><text:span text:style-name="T17">ent</text:span><text:span text:style-name="T20"> the entity itself</text:span></text:p>
        </text:list-item>
      </text:list>
      <text:p text:style-name="P17"/>
      <text:p text:style-name="P21"><text:span text:style-name="T6">luaReachedAngular</text:span><text:span text:style-name="T14">(</text:span><text:span text:style-name="T26">entity</text:span><text:span text:style-name="T33"> </text:span><text:span text:style-name="T6">ent</text:span><text:span text:style-name="T14">)</text:span></text:p>
      <text:p text:style-name="P17"><text:tab/>Gets called when angular movement of the entity has reached its</text:p>
      <text:p text:style-name="P17"><text:tab/>endangles.</text:p>
      <text:list xml:id="list30217892" text:style-name="L15">
        <text:list-item>
          <text:p text:style-name="P75"><text:span text:style-name="T17">ent</text:span><text:span text:style-name="T20"> the entity itself</text:span></text:p>
        </text:list-item>
      </text:list>
      <text:p text:style-name="P17"/>
      <text:p text:style-name="P21"><text:span text:style-name="T6">luaTrigger</text:span><text:span text:style-name="T14">(</text:span><text:span text:style-name="T26">entity</text:span><text:span text:style-name="T33"> </text:span><text:span text:style-name="T6">ent</text:span><text:span text:style-name="T14">, </text:span><text:span text:style-name="T26">entity</text:span><text:span text:style-name="T33"> </text:span><text:span text:style-name="T6">other</text:span><text:span text:style-name="T14">)</text:span></text:p>
      <text:p text:style-name="P17"><text:tab/>Gets called when the entity is triggered. Note that this is not the same <text:tab/>as when the entity is used. This is for trigger entities.</text:p>
      <text:list xml:id="list30210668" text:style-name="L16">
        <text:list-item>
          <text:p text:style-name="P76"><text:span text:style-name="T17">ent</text:span><text:span text:style-name="T20"> the entity itself</text:span></text:p>
        </text:list-item>
        <text:list-item>
          <text:p text:style-name="P76"><text:span text:style-name="T16">other</text:span><text:span text:style-name="T21"> </text:span><text:span text:style-name="T15">the entity that triggerd </text:span><text:span text:style-name="T21">ent</text:span></text:p>
        </text:list-item>
      </text:list>
      <text:p text:style-name="P24"/>
      <text:p text:style-name="P21"><text:span text:style-name="T6">luaSpawn</text:span><text:span text:style-name="T14">(</text:span><text:span text:style-name="T26">entity</text:span><text:span text:style-name="T33"> </text:span><text:span text:style-name="T6">ent</text:span><text:span text:style-name="T14">)</text:span></text:p>
      <text:p text:style-name="P17"><text:tab/>Gets called when the entities spawn function is called.</text:p>
      <text:list xml:id="list30231675" text:style-name="L17">
        <text:list-item>
          <text:p text:style-name="P82"><text:span text:style-name="T17">ent</text:span><text:span text:style-name="T20"> the entity itself.</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3.: RPG-X2 Lua Libraries</text:p>
      <text:p text:style-name="P13">3.1: game</text:p>
      <text:p text:style-name="P17"><text:tab/>This library provides access to some game logic function such as </text:p>
      <text:p text:style-name="P17"><text:tab/>G_Printf and G_ClientPrintf.</text:p>
      <text:p text:style-name="P21"/>
      <text:p text:style-name="P21"><text:span text:style-name="T6">game.Print</text:span><text:span text:style-name="T14">(</text:span><text:span text:style-name="T26">string</text:span><text:span text:style-name="T33"> </text:span><text:span text:style-name="T6">text</text:span><text:span text:style-name="T14">)</text:span></text:p>
      <text:p text:style-name="P21"><text:span text:style-name="T13"><text:tab/>Prints </text:span><text:span text:style-name="T6">text</text:span><text:span text:style-name="T14"> </text:span><text:span text:style-name="T13">to the game console (the server console).</text:span></text:p>
      <text:p text:style-name="P17"/>
      <text:p text:style-name="P21"><text:span text:style-name="T6">game.ClientPrint</text:span><text:span text:style-name="T14">(</text:span><text:span text:style-name="T26">integer</text:span><text:span text:style-name="T33"> </text:span><text:span text:style-name="T6">clientNum</text:span><text:span text:style-name="T14">, </text:span><text:span text:style-name="T26">string</text:span><text:span text:style-name="T33"> </text:span><text:span text:style-name="T6">text</text:span><text:span text:style-name="T14">)</text:span></text:p>
      <text:p text:style-name="P21"><text:span text:style-name="T13"><text:tab/>Prints </text:span><text:span text:style-name="T6">text</text:span><text:span text:style-name="T14"> </text:span><text:span text:style-name="T13">to the clients console that has the client number <text:tab/></text:span><text:span text:style-name="T6">clientNum</text:span><text:span text:style-name="T13">. If </text:span><text:span text:style-name="T6">clientNum</text:span><text:span text:style-name="T14"> </text:span><text:span text:style-name="T13">is -1 the text gets printed to all clients <text:tab/>consoles.</text:span></text:p>
      <text:p text:style-name="P21"/>
      <text:p text:style-name="P21"><text:span text:style-name="T6">game.CenterPrint</text:span><text:span text:style-name="T14">(</text:span><text:span text:style-name="T26">integer</text:span><text:span text:style-name="T33"> </text:span><text:span text:style-name="T6">clientNum</text:span><text:span text:style-name="T14">, </text:span><text:span text:style-name="T26">string</text:span><text:span text:style-name="T33"> </text:span><text:span text:style-name="T6">text</text:span><text:span text:style-name="T14">)</text:span></text:p>
      <text:p text:style-name="P21"><text:span text:style-name="T13"><text:tab/>Prints </text:span><text:span text:style-name="T6">text</text:span><text:span text:style-name="T14"> </text:span><text:span text:style-name="T13">to the center of the screen of the client with client number <text:tab/></text:span><text:span text:style-name="T6">clientNum</text:span><text:span text:style-name="T13">. If </text:span><text:span text:style-name="T6">clientNum</text:span><text:span text:style-name="T14"> </text:span><text:span text:style-name="T13">is -1 the text gets printed for all clients.</text:span></text:p>
      <text:p text:style-name="P17"/>
      <text:p text:style-name="P21"><text:span text:style-name="T6">game.MessagePrint</text:span><text:span text:style-name="T14">(</text:span><text:span text:style-name="T26">integer</text:span><text:span text:style-name="T33"> </text:span><text:span text:style-name="T6">clientNum</text:span><text:span text:style-name="T14">, </text:span><text:span text:style-name="T26">string</text:span><text:span text:style-name="T33"> </text:span><text:span text:style-name="T6">text</text:span><text:span text:style-name="T14">)</text:span></text:p>
      <text:p text:style-name="P21"><text:span text:style-name="T13"><text:tab/>Prints </text:span><text:span text:style-name="T6">text</text:span><text:span text:style-name="T14"> </text:span><text:span text:style-name="T13">to the lower right corner of the screen of the client with <text:tab/>client number </text:span><text:span text:style-name="T6">clientNum</text:span><text:span text:style-name="T13">. If </text:span><text:span text:style-name="T6">clientNum</text:span><text:span text:style-name="T14"> </text:span><text:span text:style-name="T13">is -1 the text gets printed for <text:tab/>all clients.</text:span></text:p>
      <text:p text:style-name="P17"/>
      <text:p text:style-name="P21"><text:span text:style-name="T6">game.LevelTime</text:span><text:span text:style-name="T14">() </text:span></text:p>
      <text:p text:style-name="P21"><text:span text:style-name="T14"><text:tab/></text:span><text:span text:style-name="T13">Returns the current level time in milliseconds.</text:span></text:p>
      <text:p text:style-name="P17"/>
      <text:p text:style-name="P21"><text:span text:style-name="T6">game.SetGlobal</text:span><text:span text:style-name="T14">(</text:span><text:span text:style-name="T26">string</text:span><text:span text:style-name="T33"> </text:span><text:span text:style-name="T6">name</text:span><text:span text:style-name="T14">, </text:span><text:span text:style-name="T6">value</text:span><text:span text:style-name="T14">)</text:span></text:p>
      <text:p text:style-name="P20"><text:span text:style-name="T13"><text:tab/>Sets a global Lua variable which is called </text:span><text:span text:style-name="T14">name </text:span><text:span text:style-name="T13">to </text:span>value<text:span text:style-name="T34">. Creates a <text:tab/>new global variable </text:span><text:span text:style-name="T13">if a variable of </text:span><text:span text:style-name="T14">name </text:span><text:span text:style-name="T13">does not exist. </text:span><text:span text:style-name="T6">value</text:span><text:span text:style-name="T14"> </text:span><text:span text:style-name="T13">can be <text:tab/>of any type.</text:span></text:p>
      <text:p text:style-name="P25"/>
      <text:p text:style-name="P21"><text:span text:style-name="T6">game.GetGlobal</text:span><text:span text:style-name="T14">(</text:span><text:span text:style-name="T26">string</text:span><text:span text:style-name="T33"> </text:span><text:span text:style-name="T6">name</text:span><text:span text:style-name="T14">)</text:span></text:p>
      <text:p text:style-name="P19"><text:span text:style-name="T13"><text:tab/>Returns the value of the global variable </text:span><text:span text:style-name="T6">name</text:span><text:span text:style-name="T13">. Returns </text:span><text:span text:style-name="T33">nil </text:span><text:span text:style-name="T13">if the <text:tab/>variable does not exist.</text:span></text:p>
      <text:p text:style-name="P18"/>
      <text:p text:style-name="P18"/>
      <text:p text:style-name="P18"/>
      <text:p text:style-name="P18"/>
      <text:p text:style-name="P18"/>
      <text:p text:style-name="P12"><text:soft-page-break/>3.2: qmath</text:p>
      <text:p text:style-name="P17"><text:tab/>This library provides access to mathematical functions available in <text:tab/>the game code. Basic arithmetic is available via Lua.</text:p>
      <text:p text:style-name="P17"/>
      <text:p text:style-name="P21"><text:span text:style-name="T6">qmath.abs</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integer part of </text:span><text:span text:style-name="T6">f</text:span><text:span text:style-name="T13">.</text:span></text:p>
      <text:p text:style-name="P17"/>
      <text:p text:style-name="P21"><text:span text:style-name="T6">qmath.sin</text:span><text:span text:style-name="T14">(</text:span><text:span text:style-name="T27">fl</text:span><text:span text:style-name="T26">oat</text:span><text:span text:style-name="T33"> </text:span><text:span text:style-name="T6">degree</text:span><text:span text:style-name="T14">)</text:span></text:p>
      <text:p text:style-name="P21"><text:span text:style-name="T13"><text:tab/>Returns the sine of </text:span><text:span text:style-name="T6">degree</text:span><text:span text:style-name="T13">.</text:span></text:p>
      <text:p text:style-name="P17"/>
      <text:p text:style-name="P21"><text:span text:style-name="T6">qmath.cos</text:span><text:span text:style-name="T14">(</text:span><text:span text:style-name="T27">fl</text:span><text:span text:style-name="T26">oat</text:span><text:span text:style-name="T33"> </text:span><text:span text:style-name="T6">degree</text:span><text:span text:style-name="T14">)</text:span></text:p>
      <text:p text:style-name="P21"><text:span text:style-name="T13"><text:tab/>Returns the cosine of </text:span><text:span text:style-name="T6">degree</text:span><text:span text:style-name="T13">.</text:span></text:p>
      <text:p text:style-name="P17"/>
      <text:p text:style-name="P21"><text:span text:style-name="T6">qmath.tan</text:span><text:span text:style-name="T14">(</text:span><text:span text:style-name="T27">fl</text:span><text:span text:style-name="T26">oat</text:span><text:span text:style-name="T33"> </text:span><text:span text:style-name="T6">degree</text:span><text:span text:style-name="T14">)</text:span></text:p>
      <text:p text:style-name="P21"><text:span text:style-name="T13"><text:tab/>Returns the tangent of </text:span><text:span text:style-name="T6">degree</text:span><text:span text:style-name="T13">.</text:span></text:p>
      <text:p text:style-name="P17"/>
      <text:p text:style-name="P21"><text:span text:style-name="T6">qmath.asin</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arcsine of </text:span><text:span text:style-name="T6">f</text:span><text:span text:style-name="T13">.</text:span></text:p>
      <text:p text:style-name="P17"/>
      <text:p text:style-name="P21"><text:span text:style-name="T6">qmath.acos</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arccosine of </text:span><text:span text:style-name="T6">f</text:span><text:span text:style-name="T13">.</text:span></text:p>
      <text:p text:style-name="P17"/>
      <text:p text:style-name="P21"><text:span text:style-name="T6">qmath.atan</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arctangent of </text:span><text:span text:style-name="T6">f</text:span><text:span text:style-name="T13">.</text:span></text:p>
      <text:p text:style-name="P17"/>
      <text:p text:style-name="P21"><text:span text:style-name="T6">qath.ceil</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ceiled value of </text:span><text:span text:style-name="T6">f</text:span><text:span text:style-name="T13">.</text:span></text:p>
      <text:p text:style-name="P17"/>
      <text:p text:style-name="P21"><text:span text:style-name="T6">qmath.floor</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floored value of </text:span><text:span text:style-name="T6">f</text:span><text:span text:style-name="T13">.</text:span></text:p>
      <text:p text:style-name="P17"/>
      <text:p text:style-name="P21"><text:span text:style-name="T6">qmath.fmod</text:span><text:span text:style-name="T14">(</text:span><text:span text:style-name="T27">fl</text:span><text:span text:style-name="T26">oat</text:span><text:span text:style-name="T33"> </text:span><text:span text:style-name="T6">f</text:span><text:span text:style-name="T14">, </text:span><text:span text:style-name="T27">fl</text:span><text:span text:style-name="T26">oat</text:span><text:span text:style-name="T33"> </text:span><text:span text:style-name="T6">n</text:span><text:span text:style-name="T14">)</text:span></text:p>
      <text:p text:style-name="P21"><text:span text:style-name="T13"><text:tab/>Returns the remainder of </text:span><text:span text:style-name="T36">f=n.</text:span></text:p>
      <text:p text:style-name="P31"/>
      <text:p text:style-name="P21"><text:span text:style-name="T6">qmath.modf</text:span><text:span text:style-name="T14">(</text:span><text:span text:style-name="T27">fl</text:span><text:span text:style-name="T26">oat</text:span><text:span text:style-name="T33"> </text:span><text:span text:style-name="T6">f</text:span><text:span text:style-name="T14">)</text:span></text:p>
      <text:p text:style-name="P21"><text:span text:style-name="T13"><text:tab/>Breaks </text:span><text:span text:style-name="T8">f</text:span><text:span text:style-name="T36"> </text:span><text:span text:style-name="T13">apart into its integer part and its fractional part. </text:span></text:p>
      <text:p text:style-name="P21"><text:span text:style-name="T13"><text:tab/>The fractional part is returned while the integer part is assigned to </text:span><text:span text:style-name="T8">f.</text:span></text:p>
      <text:p text:style-name="P16"/>
      <text:p text:style-name="P21"><text:soft-page-break/><text:span text:style-name="T6">qmath.sqrt</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square root of </text:span><text:span text:style-name="T6">f</text:span><text:span text:style-name="T10">.</text:span></text:p>
      <text:p text:style-name="P17"/>
      <text:p text:style-name="P21"><text:span text:style-name="T6">qmath.log</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logarithm of </text:span><text:span text:style-name="T6">f</text:span><text:span text:style-name="T13">.</text:span></text:p>
      <text:p text:style-name="P17"/>
      <text:p text:style-name="P21"><text:span text:style-name="T6">qmath.log10</text:span><text:span text:style-name="T14">(</text:span><text:span text:style-name="T27">fl</text:span><text:span text:style-name="T26">oat</text:span><text:span text:style-name="T33"> </text:span><text:span text:style-name="T6">f</text:span><text:span text:style-name="T14">)</text:span></text:p>
      <text:p text:style-name="P21"><text:span text:style-name="T13"><text:tab/>Returns the logarithm to the base of 10 of </text:span><text:span text:style-name="T6">f</text:span><text:span text:style-name="T13">.</text:span></text:p>
      <text:p text:style-name="P17"/>
      <text:p text:style-name="P21"><text:span text:style-name="T6">qmath.deg</text:span><text:span text:style-name="T14">(</text:span><text:span text:style-name="T27">fl</text:span><text:span text:style-name="T26">oat</text:span><text:span text:style-name="T33"> </text:span><text:span text:style-name="T6">radian</text:span><text:span text:style-name="T14">)</text:span></text:p>
      <text:p text:style-name="P17"><text:tab/>Converts from <text:span text:style-name="T5">radian</text:span> to degrees.</text:p>
      <text:p text:style-name="P21"/>
      <text:p text:style-name="P21"><text:span text:style-name="T6">qmath.rad</text:span><text:span text:style-name="T14">(</text:span><text:span text:style-name="T27">fl</text:span><text:span text:style-name="T26">oat</text:span><text:span text:style-name="T33"> </text:span><text:span text:style-name="T6">degree</text:span><text:span text:style-name="T14">)</text:span></text:p>
      <text:p text:style-name="P17"><text:tab/>Converts from <text:span text:style-name="T5">degree</text:span> to radian.</text:p>
      <text:p text:style-name="P21"/>
      <text:p text:style-name="P21"><text:span text:style-name="T6">qmath.frexp</text:span><text:span text:style-name="T14">(</text:span><text:span text:style-name="T27">fl</text:span><text:span text:style-name="T26">oat</text:span><text:span text:style-name="T33"> </text:span><text:span text:style-name="T6">f</text:span><text:span text:style-name="T14">)</text:span></text:p>
      <text:p text:style-name="P21"><text:span text:style-name="T13"><text:tab/>Breaks </text:span><text:span text:style-name="T6">f</text:span><text:span text:style-name="T14"> </text:span><text:span text:style-name="T13">into its binary significant and an integral exponent for 2.</text:span></text:p>
      <text:p text:style-name="P19"><text:span text:style-name="T36"><text:tab/>x </text:span><text:span text:style-name="T13">= significant</text:span><text:span text:style-name="T36"> </text:span><text:span text:style-name="T13">2</text:span><text:span text:style-name="T37">e</text:span><text:span text:style-name="T36">xponent</text:span></text:p>
      <text:p text:style-name="P23"/>
      <text:p text:style-name="P21"><text:span text:style-name="T6">qmath.ldexp</text:span><text:span text:style-name="T14">(</text:span><text:span text:style-name="T27">fl</text:span><text:span text:style-name="T26">oat</text:span><text:span text:style-name="T33"> </text:span><text:span text:style-name="T6">f</text:span><text:span text:style-name="T14">, </text:span><text:span text:style-name="T27">fl</text:span><text:span text:style-name="T26">oat</text:span><text:span text:style-name="T33"> </text:span><text:span text:style-name="T6">n</text:span><text:span text:style-name="T14">)</text:span></text:p>
      <text:p text:style-name="P21"><text:span text:style-name="T13"><text:tab/>Returns the result from multiplying </text:span><text:span text:style-name="T6">f</text:span><text:span text:style-name="T14"> </text:span><text:span text:style-name="T13">by 2 raised to the power of </text:span><text:span text:style-name="T6">n</text:span><text:span text:style-name="T13">.</text:span></text:p>
      <text:p text:style-name="P17"/>
      <text:p text:style-name="P21"><text:span text:style-name="T6">qmath.min</text:span><text:span text:style-name="T14">(</text:span><text:span text:style-name="T26">integer</text:span><text:span text:style-name="T33"> </text:span><text:span text:style-name="T6">array[]</text:span><text:span text:style-name="T14">)</text:span></text:p>
      <text:p text:style-name="P21"><text:span text:style-name="T13"><text:tab/>Return the lowest value in </text:span><text:span text:style-name="T6">array[]</text:span><text:span text:style-name="T13">.</text:span></text:p>
      <text:p text:style-name="P17"/>
      <text:p text:style-name="P21"><text:span text:style-name="T6">qmath.max</text:span><text:span text:style-name="T14">(</text:span><text:span text:style-name="T26">integer</text:span><text:span text:style-name="T33"> </text:span><text:span text:style-name="T6">array[]</text:span><text:span text:style-name="T14">)</text:span></text:p>
      <text:p text:style-name="P21"><text:span text:style-name="T13"><text:tab/>Return the highest value in </text:span><text:span text:style-name="T6">array[]</text:span><text:span text:style-name="T13">.</text:span></text:p>
      <text:p text:style-name="P17"/>
      <text:p text:style-name="P24"><text:span text:style-name="T5">qmath.rand</text:span>)</text:p>
      <text:p text:style-name="P17"><text:tab/>Returns random integers.</text:p>
      <text:p text:style-name="P17"/>
      <text:p text:style-name="P24"><text:span text:style-name="T5">qmath.random</text:span>()</text:p>
      <text:p text:style-name="P56"><text:tab/>Returns random floats.</text:p>
      <text:p text:style-name="P21"/>
      <text:p text:style-name="P24"><text:span text:style-name="T5">qmath.crandom</text:span>()</text:p>
      <text:p text:style-name="P18"><text:tab/>Returns random floats (crazy random function).</text:p>
      <text:p text:style-name="P32"/>
      <text:p text:style-name="P32"/>
      <text:p text:style-name="P12"><text:soft-page-break/>3.3: vector</text:p>
      <text:p text:style-name="P17"><text:tab/>This provides a new type vector along with mathematical functions <text:tab/>for it.</text:p>
      <text:p text:style-name="P21"/>
      <text:p text:style-name="P24"><text:span text:style-name="T5">vector.New</text:span>()</text:p>
      <text:p text:style-name="P17"><text:tab/>Allocates and returns a new vector (0|0|0).</text:p>
      <text:p text:style-name="P21"/>
      <text:p text:style-name="P21"><text:span text:style-name="T6">vector.Construct</text:span><text:span text:style-name="T14">(</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17"><text:tab/>Allocates and returns a new vector (<text:span text:style-name="T5">x</text:span>|<text:span text:style-name="T5">y</text:span>|<text:span text:style-name="T5">z</text:span>).</text:p>
      <text:p text:style-name="P21"/>
      <text:p text:style-name="P21"><text:span text:style-name="T6">vector.Set</text:span><text:span text:style-name="T14">(</text:span><text:span text:style-name="T26">vector</text:span><text:span text:style-name="T33"> </text:span><text:span text:style-name="T6">v</text:span><text:span text:style-name="T14">, </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21"><text:span text:style-name="T13"><text:tab/>Set the vector </text:span><text:span text:style-name="T6">v</text:span><text:span text:style-name="T14"> </text:span><text:span text:style-name="T13">to the specified values.</text:span></text:p>
      <text:p text:style-name="P17"/>
      <text:p text:style-name="P21"><text:span text:style-name="T6">vector.Clear</text:span><text:span text:style-name="T14">(</text:span><text:span text:style-name="T26">vector</text:span><text:span text:style-name="T33"> </text:span><text:span text:style-name="T6">v</text:span><text:span text:style-name="T14">)</text:span></text:p>
      <text:p text:style-name="P21"><text:span text:style-name="T13"><text:tab/>Clears </text:span><text:span text:style-name="T14">vector </text:span><text:span text:style-name="T6">v</text:span><text:span text:style-name="T14"> </text:span><text:span text:style-name="T13">by setting it to (0|0|0).</text:span></text:p>
      <text:p text:style-name="P17"/>
      <text:p text:style-name="P21"><text:span text:style-name="T6">vector.Add</text:span><text:span text:style-name="T14">(</text:span><text:span text:style-name="T33">vector </text:span><text:span text:style-name="T6">a</text:span><text:span text:style-name="T14">, </text:span><text:span text:style-name="T33">vector </text:span><text:span text:style-name="T6">b</text:span><text:span text:style-name="T14">, </text:span><text:span text:style-name="T33">vector </text:span><text:span text:style-name="T6">c</text:span><text:span text:style-name="T14">)</text:span></text:p>
      <text:p text:style-name="P21"><text:span text:style-name="T13"><text:tab/>Adds </text:span><text:span text:style-name="T6">a</text:span><text:span text:style-name="T14"> </text:span><text:span text:style-name="T13">and </text:span><text:span text:style-name="T6">b</text:span><text:span text:style-name="T14"> </text:span><text:span text:style-name="T13">and stores the result in </text:span><text:span text:style-name="T6">c</text:span><text:span text:style-name="T13">.</text:span></text:p>
      <text:p text:style-name="P17"/>
      <text:p text:style-name="P21"><text:span text:style-name="T6">vector.Subtract</text:span><text:span text:style-name="T14">(</text:span><text:span text:style-name="T26">vector</text:span><text:span text:style-name="T33"> </text:span><text:span text:style-name="T6">a</text:span><text:span text:style-name="T14">, </text:span><text:span text:style-name="T26">vector</text:span><text:span text:style-name="T33"> </text:span><text:span text:style-name="T6">b</text:span><text:span text:style-name="T14">, </text:span><text:span text:style-name="T26">vector</text:span><text:span text:style-name="T33"> </text:span><text:span text:style-name="T6">c</text:span><text:span text:style-name="T14">)</text:span></text:p>
      <text:p text:style-name="P21"><text:span text:style-name="T13"><text:tab/>Subtracts </text:span><text:span text:style-name="T6">b</text:span><text:span text:style-name="T14"> </text:span><text:span text:style-name="T13">from </text:span><text:span text:style-name="T6">a</text:span><text:span text:style-name="T14"> </text:span><text:span text:style-name="T13">and stores the result in </text:span><text:span text:style-name="T6">c</text:span><text:span text:style-name="T13">.</text:span></text:p>
      <text:p text:style-name="P17"/>
      <text:p text:style-name="P21"><text:span text:style-name="T6">vector.Scale</text:span><text:span text:style-name="T14">(</text:span><text:span text:style-name="T26">vector</text:span><text:span text:style-name="T33"> </text:span><text:span text:style-name="T6">a</text:span><text:span text:style-name="T14">, </text:span><text:span text:style-name="T27">fl</text:span><text:span text:style-name="T26">oat</text:span><text:span text:style-name="T33"> </text:span><text:span text:style-name="T6">b</text:span><text:span text:style-name="T14">, </text:span><text:span text:style-name="T26">vector</text:span><text:span text:style-name="T33"> </text:span><text:span text:style-name="T6">c</text:span><text:span text:style-name="T14">)</text:span></text:p>
      <text:p text:style-name="P19"><text:span text:style-name="T13"><text:tab/>Scales </text:span><text:span text:style-name="T6">a</text:span><text:span text:style-name="T14"> </text:span><text:span text:style-name="T13">by the value of </text:span><text:span text:style-name="T6">b</text:span><text:span text:style-name="T14"> </text:span><text:span text:style-name="T13">and stores the result in </text:span><text:span text:style-name="T7">c</text:span><text:span text:style-name="T13">.</text:span></text:p>
      <text:p text:style-name="P23"/>
      <text:p text:style-name="P21"><text:span text:style-name="T6">vector.Length</text:span><text:span text:style-name="T14">(</text:span><text:span text:style-name="T26">vector</text:span><text:span text:style-name="T33"> </text:span><text:span text:style-name="T6">a</text:span><text:span text:style-name="T14">)</text:span></text:p>
      <text:p text:style-name="P21"><text:span text:style-name="T13"><text:tab/>Returns the length of </text:span><text:span text:style-name="T6">a</text:span><text:span text:style-name="T13">.</text:span></text:p>
      <text:p text:style-name="P17"/>
      <text:p text:style-name="P21"><text:span text:style-name="T6">vector.Normalize</text:span><text:span text:style-name="T14">(</text:span><text:span text:style-name="T26">vector</text:span><text:span text:style-name="T33"> </text:span><text:span text:style-name="T6">a</text:span><text:span text:style-name="T14">)</text:span></text:p>
      <text:p text:style-name="P21"><text:span text:style-name="T13"><text:tab/>Normalizes </text:span><text:span text:style-name="T6">a</text:span><text:span text:style-name="T13">.</text:span></text:p>
      <text:p text:style-name="P17"/>
      <text:p text:style-name="P17"/>
      <text:p text:style-name="P17"/>
      <text:p text:style-name="P17"/>
      <text:p text:style-name="P17"/>
      <text:p text:style-name="P17"/>
      <text:p text:style-name="P17"/>
      <text:p text:style-name="P17"/>
      <text:p text:style-name="P21"><text:soft-page-break/><text:span text:style-name="T6">vector.RotateAroundPoint</text:span><text:span text:style-name="T14">(</text:span><text:span text:style-name="T26">vector</text:span><text:span text:style-name="T33"> </text:span><text:span text:style-name="T6">dest</text:span><text:span text:style-name="T14">, </text:span><text:span text:style-name="T26">vector</text:span><text:span text:style-name="T33"> </text:span><text:span text:style-name="T6">dir</text:span><text:span text:style-name="T14">, </text:span><text:span text:style-name="T26">vector</text:span><text:span text:style-name="T33"> </text:span><text:span text:style-name="T6">point</text:span><text:span text:style-name="T14">, </text:span></text:p>
      <text:p text:style-name="P21"><text:span text:style-name="T27">fl</text:span><text:span text:style-name="T26">oat</text:span><text:span text:style-name="T33"> </text:span><text:span text:style-name="T6">degrees</text:span><text:span text:style-name="T14">)</text:span></text:p>
      <text:p text:style-name="P21"><text:span text:style-name="T13"><text:tab/>Rotates </text:span><text:span text:style-name="T14">point </text:span><text:span text:style-name="T13">around a given vector.</text:span></text:p>
      <text:list xml:id="list30231630" text:style-name="L18">
        <text:list-item>
          <text:p text:style-name="P55"><text:span text:style-name="T6">dir</text:span><text:span text:style-name="T14"> </text:span><text:span text:style-name="T13">vector around which to rotate (must be normalized)</text:span></text:p>
        </text:list-item>
        <text:list-item>
          <text:p text:style-name="P55"><text:span text:style-name="T6">point</text:span><text:span text:style-name="T14"> </text:span><text:span text:style-name="T13">point to be rotated</text:span></text:p>
        </text:list-item>
        <text:list-item>
          <text:p text:style-name="P55"><text:span text:style-name="T6">degrees</text:span><text:span text:style-name="T14"> </text:span><text:span text:style-name="T13">how many degrees to rotate the point by</text:span></text:p>
        </text:list-item>
        <text:list-item>
          <text:p text:style-name="P55"><text:span text:style-name="T6">dest</text:span><text:span text:style-name="T14"> </text:span><text:span text:style-name="T13">point after rotation</text:span></text:p>
        </text:list-item>
      </text:list>
      <text:p text:style-name="P17"/>
      <text:p text:style-name="P21"><text:span text:style-name="T6">vector.Perpendicular</text:span><text:span text:style-name="T14">(</text:span><text:span text:style-name="T26">vector</text:span><text:span text:style-name="T33"> </text:span><text:span text:style-name="T6">dest</text:span><text:span text:style-name="T14">, </text:span><text:span text:style-name="T26">vector</text:span><text:span text:style-name="T33"> </text:span><text:span text:style-name="T6">src</text:span><text:span text:style-name="T14">)</text:span></text:p>
      <text:p text:style-name="P17"><text:tab/>Finds a vector perpendicular to the source vector. </text:p>
      <text:list xml:id="list30236748" text:style-name="L19">
        <text:list-item>
          <text:p text:style-name="P77"><text:span text:style-name="T17">src</text:span><text:span text:style-name="T20"> source vector </text:span></text:p>
        </text:list-item>
        <text:list-item>
          <text:p text:style-name="P45"><text:span text:style-name="T6">dest</text:span><text:span text:style-name="T14"> </text:span><text:span text:style-name="T13">a vector that is perpendicular to </text:span><text:span text:style-name="T6">src</text:span><text:span text:style-name="T14"> </text:span><text:span text:style-name="T13">(the result is stored here)</text:span></text:p>
        </text:list-item>
      </text:list>
      <text:p text:style-name="P17"/>
      <text:p text:style-name="P17"/>
      <text:p text:style-name="P17"/>
      <text:p text:style-name="P11">3.4: entity</text:p>
      <text:p text:style-name="P20"><text:span text:style-name="T10"><text:tab/>This library holds function for entities. All functions listed with <text:tab/>entity in front here are </text:span><text:span text:style-name="T13">calls from the library. All functions listed with <text:tab/>ent are called on a variable of the type entity. Dependent on if those <text:tab/>entities are stowed in a variable they can be written </text:span></text:p>
      <text:p text:style-name="P17"><text:tab/>ent.function(ent, parm) or ent:function(parm).</text:p>
      <text:p text:style-name="P17"/>
      <text:p text:style-name="P11">3.4.1: Important Information</text:p>
      <text:p text:style-name="P28"><text:tab/>Some of the keys in the Radiant are renamed in the radiant for editor <text:tab/>convenience. They are stowed in their Game-Variable by the game <text:tab/>code. Unfortunately Lua is not able to use these renamed keys, so <text:tab/>you have to put your information directly in the Game-Variable. <text:tab/>Since these are also only accessible via the game code You may ask <text:tab/>for specific information at ubergames.net.</text:p>
      <text:p text:style-name="P28"/>
      <text:p text:style-name="P28"/>
      <text:p text:style-name="P28"/>
      <text:p text:style-name="P28"/>
      <text:p text:style-name="P28"/>
      <text:p text:style-name="P28"/>
      <text:p text:style-name="P28"/>
      <text:p text:style-name="P28"/>
      <text:p text:style-name="P11"><text:soft-page-break/>3.4.2: Getters and setters</text:p>
      <text:p text:style-name="P29"><text:span text:style-name="T13"><text:tab/>Probably the most important addition entity-wise is the ability to ask <text:tab/>for the value of an entities key and revalue it. This is done by the <text:tab/>functions ent.Set&lt;key&gt;(</text:span><text:span text:style-name="T28">entity</text:span><text:span text:style-name="T13"> </text:span><text:span text:style-name="T7">ent</text:span><text:span text:style-name="T13">, </text:span><text:span text:style-name="T7">value</text:span><text:span text:style-name="T13">) and </text:span></text:p>
      <text:p text:style-name="P29"><text:span text:style-name="T13"><text:tab/>ent.Get&lt;key&gt;(</text:span><text:span text:style-name="T28">entity</text:span><text:span text:style-name="T13"> </text:span><text:span text:style-name="T7">ent</text:span><text:span text:style-name="T13">) where </text:span><text:span text:style-name="T7">ent</text:span><text:span text:style-name="T13"> is the entity the </text:span><text:span text:style-name="T7">value</text:span><text:span text:style-name="T13"> is stowed <text:tab/>on. There is also the function </text:span></text:p>
      <text:p text:style-name="P29"><text:span text:style-name="T13"><text:tab/>ent.SetKeyValue(</text:span><text:span text:style-name="T28">entity</text:span><text:span text:style-name="T13"> </text:span><text:span text:style-name="T7">ent</text:span><text:span text:style-name="T13">, </text:span><text:span text:style-name="T28">string</text:span><text:span text:style-name="T13"> </text:span><text:span text:style-name="T7">key</text:span><text:span text:style-name="T13">, </text:span><text:span text:style-name="T7">value</text:span><text:span text:style-name="T13">), but this one is not as <text:tab/>versatile as the Setters regarding possible keys and therefore should <text:tab/>be considered as backwards capability only.</text:span></text:p>
      <text:p text:style-name="P28"/>
      <text:p text:style-name="P28"><text:tab/>The following lists show the available Keys for Getters and Setters <text:tab/>sorted by Type. Also some Keys may only be available as Getters or <text:tab/>Setters so there will be check boxes for those. If there is a 'V' the Key <text:tab/>is available; if there is a 'X' it is not. Numbers refer to notes at the <text:tab/>end of the tabl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text:soft-page-break/>3.4.2.1: string</text:p>
      <table:table table:name="Tabelle1" table:style-name="Tabelle1">
        <table:table-column table:style-name="Tabelle1.A" table:number-columns-repeated="3"/>
        <table:table-row>
          <table:table-cell table:style-name="Tabelle1.A1" office:value-type="string">
            <text:p text:style-name="P36">Key</text:p>
          </table:table-cell>
          <table:table-cell table:style-name="Tabelle1.A1" office:value-type="string">
            <text:p text:style-name="P36">Available as Getter?</text:p>
          </table:table-cell>
          <table:table-cell table:style-name="Tabelle1.C1" office:value-type="string">
            <text:p text:style-name="P36">Available as Setter?</text:p>
          </table:table-cell>
        </table:table-row>
        <table:table-row>
          <table:table-cell table:style-name="Tabelle1.A2" office:value-type="string">
            <text:p text:style-name="P36">Class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Target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Blue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Bluesoun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False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Falsetarge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Greensoun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Di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Fre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Hur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Reache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ReachedAngular</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Spawn</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Hur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Spawn</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Think</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Touch</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Trigger</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Us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Messag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Model</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Model2</text:p>
          </table:table-cell>
          <table:table-cell table:style-name="Tabelle1.A2" office:value-type="string">
            <text:p text:style-name="P37">V</text:p>
          </table:table-cell>
          <table:table-cell table:style-name="Tabelle1.C2" office:value-type="string">
            <text:p text:style-name="P37">V (1)</text:p>
          </table:table-cell>
        </table:table-row>
        <table:table-row>
          <table:table-cell table:style-name="Tabelle1.A2" office:value-type="string">
            <text:p text:style-name="P36">Paintarge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Redsoun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Swap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Clientname</text:p>
          </table:table-cell>
          <table:table-cell table:style-name="Tabelle1.A2" office:value-type="string">
            <text:p text:style-name="P37">V</text:p>
          </table:table-cell>
          <table:table-cell table:style-name="Tabelle1.C2" office:value-type="string">
            <text:p text:style-name="P37">X</text:p>
          </table:table-cell>
        </table:table-row>
        <table:table-row>
          <table:table-cell table:style-name="Tabelle1.A2" office:value-type="string">
            <text:p text:style-name="P36">Parm (2)</text:p>
          </table:table-cell>
          <table:table-cell table:style-name="Tabelle1.A2" office:value-type="string">
            <text:p text:style-name="P37">V</text:p>
          </table:table-cell>
          <table:table-cell table:style-name="Tabelle1.C2" office:value-type="string">
            <text:p text:style-name="P37">V</text:p>
          </table:table-cell>
        </table:table-row>
      </table:table>
      <text:list xml:id="list30230952" text:style-name="L20">
        <text:list-item>
          <text:p text:style-name="P60"><text:soft-page-break/>Will only take effect after the Entity is respawned</text:p>
        </text:list-item>
        <text:list-item>
          <text:p text:style-name="P60">Gives one of four Lua Parameters of ent. Codes are</text:p>
          <text:p text:style-name="P78"><text:span text:style-name="T19">ent.GetParm</text:span><text:span text:style-name="T22">(</text:span><text:span text:style-name="T24">entity</text:span><text:span text:style-name="T22"> </text:span><text:span text:style-name="T19">ent</text:span><text:span text:style-name="T22">, </text:span><text:span text:style-name="T24">integer</text:span><text:span text:style-name="T22"> </text:span><text:span text:style-name="T19">parm</text:span><text:span text:style-name="T22">) and</text:span></text:p>
          <text:p text:style-name="P78"><text:span text:style-name="T19">ent.SetParm</text:span><text:span text:style-name="T22">(</text:span><text:span text:style-name="T24">entity</text:span><text:span text:style-name="T22"> </text:span><text:span text:style-name="T19">ent</text:span><text:span text:style-name="T22">, </text:span><text:span text:style-name="T24">integer</text:span><text:span text:style-name="T22"> </text:span><text:span text:style-name="T19">parm, </text:span><text:span text:style-name="T24">string</text:span><text:span text:style-name="T19"> value</text:span><text:span text:style-name="T22">)</text:span></text:p>
          <text:p text:style-name="P60"/>
        </text:list-item>
      </text:list>
      <text:p text:style-name="P11">3.4.2.2: entity</text:p>
      <table:table table:name="Tabelle2" table:style-name="Tabelle2">
        <table:table-column table:style-name="Tabelle2.A" table:number-columns-repeated="3"/>
        <table:table-row>
          <table:table-cell table:style-name="Tabelle2.A1" office:value-type="string">
            <text:p text:style-name="P36">Key</text:p>
          </table:table-cell>
          <table:table-cell table:style-name="Tabelle2.A1" office:value-type="string">
            <text:p text:style-name="P36">Available as Getter?</text:p>
          </table:table-cell>
          <table:table-cell table:style-name="Tabelle2.C1" office:value-type="string">
            <text:p text:style-name="P36">Available as Setter?</text:p>
          </table:table-cell>
        </table:table-row>
        <table:table-row>
          <table:table-cell table:style-name="Tabelle2.A2" office:value-type="string">
            <text:p text:style-name="P36">Activator</text:p>
          </table:table-cell>
          <table:table-cell table:style-name="Tabelle2.A2" office:value-type="string">
            <text:p text:style-name="P37"/>
          </table:table-cell>
          <table:table-cell table:style-name="Tabelle2.C2" office:value-type="string">
            <text:p text:style-name="P37">X</text:p>
          </table:table-cell>
        </table:table-row>
        <table:table-row>
          <table:table-cell table:style-name="Tabelle2.A2" office:value-type="string">
            <text:p text:style-name="P36">Enemy</text:p>
          </table:table-cell>
          <table:table-cell table:style-name="Tabelle2.A2" office:value-type="string">
            <text:p text:style-name="P37"/>
          </table:table-cell>
          <table:table-cell table:style-name="Tabelle2.C2" office:value-type="string">
            <text:p text:style-name="P37">X</text:p>
          </table:table-cell>
        </table:table-row>
        <table:table-row>
          <table:table-cell table:style-name="Tabelle2.A2" office:value-type="string">
            <text:p text:style-name="P36">LastEnemy</text:p>
          </table:table-cell>
          <table:table-cell table:style-name="Tabelle2.A2" office:value-type="string">
            <text:p text:style-name="P37">V</text:p>
          </table:table-cell>
          <table:table-cell table:style-name="Tabelle2.C2" office:value-type="string">
            <text:p text:style-name="P37"/>
          </table:table-cell>
        </table:table-row>
        <table:table-row>
          <table:table-cell table:style-name="Tabelle2.A2" office:value-type="string">
            <text:p text:style-name="P36">Parent</text:p>
          </table:table-cell>
          <table:table-cell table:style-name="Tabelle2.A2" office:value-type="string">
            <text:p text:style-name="P37">V</text:p>
          </table:table-cell>
          <table:table-cell table:style-name="Tabelle2.C2" office:value-type="string">
            <text:p text:style-name="P37"/>
          </table:table-cell>
        </table:table-row>
        <table:table-row>
          <table:table-cell table:style-name="Tabelle2.A2" office:value-type="string">
            <text:p text:style-name="P36">entity.GetTarget (1)</text:p>
          </table:table-cell>
          <table:table-cell table:style-name="Tabelle2.A2" office:value-type="string">
            <text:p text:style-name="P37">V</text:p>
          </table:table-cell>
          <table:table-cell table:style-name="Tabelle2.C2" office:value-type="string">
            <text:p text:style-name="P37">X</text:p>
          </table:table-cell>
        </table:table-row>
      </table:table>
      <text:list xml:id="list30228113" text:style-name="L21">
        <text:list-item>
          <text:p text:style-name="P66"><text:span text:style-name="T10">The total function is entity.GetTarget(</text:span><text:span text:style-name="T29">entity</text:span><text:span text:style-name="T10"> </text:span><text:span text:style-name="T13">ent</text:span><text:span text:style-name="T10">) and it will give back the Entity </text:span><text:span text:style-name="T13">ent</text:span><text:span text:style-name="T10"> is targeting.</text:span></text:p>
        </text:list-item>
      </text:list>
      <text:p text:style-name="P28"/>
      <text:p text:style-name="P11">3.4.2.3: float</text:p>
      <table:table table:name="Tabelle3" table:style-name="Tabelle3">
        <table:table-column table:style-name="Tabelle3.A" table:number-columns-repeated="3"/>
        <table:table-row>
          <table:table-cell table:style-name="Tabelle3.A1" office:value-type="string">
            <text:p text:style-name="P36">Key</text:p>
          </table:table-cell>
          <table:table-cell table:style-name="Tabelle3.A1" office:value-type="string">
            <text:p text:style-name="P36">Available as Getter?</text:p>
          </table:table-cell>
          <table:table-cell table:style-name="Tabelle3.C1" office:value-type="string">
            <text:p text:style-name="P36">Available as Setter?</text:p>
          </table:table-cell>
        </table:table-row>
        <table:table-row>
          <table:table-cell table:style-name="Tabelle3.A2" office:value-type="string">
            <text:p text:style-name="P36">Angle</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Distance</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PhysicsBounce</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Random</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Speed</text:p>
          </table:table-cell>
          <table:table-cell table:style-name="Tabelle3.A2" office:value-type="string">
            <text:p text:style-name="P37">V</text:p>
          </table:table-cell>
          <table:table-cell table:style-name="Tabelle3.C2" office:value-type="string">
            <text:p text:style-name="P37">V</text:p>
          </table:table-cell>
        </table:table-row>
      </table:table>
      <text:p text:style-name="P28"/>
      <text:p text:style-name="P11">3.4.2.4: vector</text:p>
      <table:table table:name="Tabelle4" table:style-name="Tabelle4">
        <table:table-column table:style-name="Tabelle4.A" table:number-columns-repeated="3"/>
        <table:table-row>
          <table:table-cell table:style-name="Tabelle4.A1" office:value-type="string">
            <text:p text:style-name="P36">Key</text:p>
          </table:table-cell>
          <table:table-cell table:style-name="Tabelle4.A1" office:value-type="string">
            <text:p text:style-name="P36">Available as Getter?</text:p>
          </table:table-cell>
          <table:table-cell table:style-name="Tabelle4.C1" office:value-type="string">
            <text:p text:style-name="P36">Available as Setter?</text:p>
          </table:table-cell>
        </table:table-row>
        <table:table-row>
          <table:table-cell table:style-name="Tabelle4.A2" office:value-type="string">
            <text:p text:style-name="P36">Apos1</text:p>
          </table:table-cell>
          <table:table-cell table:style-name="Tabelle4.A2" office:value-type="string">
            <text:p text:style-name="P37">V</text:p>
          </table:table-cell>
          <table:table-cell table:style-name="Tabelle4.C2" office:value-type="string">
            <text:p text:style-name="P37">X</text:p>
          </table:table-cell>
        </table:table-row>
        <table:table-row>
          <table:table-cell table:style-name="Tabelle4.A2" office:value-type="string">
            <text:p text:style-name="P36">Apos2</text:p>
          </table:table-cell>
          <table:table-cell table:style-name="Tabelle4.A2" office:value-type="string">
            <text:p text:style-name="P37">V</text:p>
          </table:table-cell>
          <table:table-cell table:style-name="Tabelle4.C2" office:value-type="string">
            <text:p text:style-name="P37">X</text:p>
          </table:table-cell>
        </table:table-row>
        <table:table-row>
          <table:table-cell table:style-name="Tabelle4.A2" office:value-type="string">
            <text:p text:style-name="P36">Movedir</text:p>
          </table:table-cell>
          <table:table-cell table:style-name="Tabelle4.A2" office:value-type="string">
            <text:p text:style-name="P37">V</text:p>
          </table:table-cell>
          <table:table-cell table:style-name="Tabelle4.C2" office:value-type="string">
            <text:p text:style-name="P37">V</text:p>
          </table:table-cell>
        </table:table-row>
        <table:table-row>
          <table:table-cell table:style-name="Tabelle4.A2" office:value-type="string">
            <text:p text:style-name="P36">Pos1</text:p>
          </table:table-cell>
          <table:table-cell table:style-name="Tabelle4.A2" office:value-type="string">
            <text:p text:style-name="P37">V</text:p>
          </table:table-cell>
          <table:table-cell table:style-name="Tabelle4.C2" office:value-type="string">
            <text:p text:style-name="P37">V</text:p>
          </table:table-cell>
        </table:table-row>
        <table:table-row>
          <table:table-cell table:style-name="Tabelle4.A2" office:value-type="string">
            <text:p text:style-name="P36">Pos2</text:p>
          </table:table-cell>
          <table:table-cell table:style-name="Tabelle4.A2" office:value-type="string">
            <text:p text:style-name="P37">V</text:p>
          </table:table-cell>
          <table:table-cell table:style-name="Tabelle4.C2" office:value-type="string">
            <text:p text:style-name="P37">V</text:p>
          </table:table-cell>
        </table:table-row>
        <table:table-row>
          <table:table-cell table:style-name="Tabelle4.A2" office:value-type="string">
            <text:p text:style-name="P36">Origin</text:p>
          </table:table-cell>
          <table:table-cell table:style-name="Tabelle4.A2" office:value-type="string">
            <text:p text:style-name="P37">V</text:p>
          </table:table-cell>
          <table:table-cell table:style-name="Tabelle4.C2" office:value-type="string">
            <text:p text:style-name="P37">X</text:p>
          </table:table-cell>
        </table:table-row>
      </table:table>
      <text:p text:style-name="P11"/>
      <text:p text:style-name="P11"><text:soft-page-break/>3.4.2.5: boolean</text:p>
      <table:table table:name="Tabelle5" table:style-name="Tabelle5">
        <table:table-column table:style-name="Tabelle5.A" table:number-columns-repeated="3"/>
        <table:table-row>
          <table:table-cell table:style-name="Tabelle5.A1" office:value-type="string">
            <text:p text:style-name="P36">Key</text:p>
          </table:table-cell>
          <table:table-cell table:style-name="Tabelle5.A1" office:value-type="string">
            <text:p text:style-name="P36">Available as Getter?</text:p>
          </table:table-cell>
          <table:table-cell table:style-name="Tabelle5.C1" office:value-type="string">
            <text:p text:style-name="P36">Available as Setter? (1)</text:p>
          </table:table-cell>
        </table:table-row>
        <table:table-row>
          <table:table-cell table:style-name="Tabelle5.A2" office:value-type="string">
            <text:p text:style-name="P36">Booleanstate</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FreeAfterEvent</text:p>
          </table:table-cell>
          <table:table-cell table:style-name="Tabelle5.A2" office:value-type="string">
            <text:p text:style-name="P37">V</text:p>
          </table:table-cell>
          <table:table-cell table:style-name="Tabelle5.C2" office:value-type="string">
            <text:p text:style-name="P37">V (2)</text:p>
          </table:table-cell>
        </table:table-row>
        <table:table-row>
          <table:table-cell table:style-name="Tabelle5.A2" office:value-type="string">
            <text:p text:style-name="P36">NeverFree</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PhysicsObject</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Takedamage</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ent.IsClient (3)</text:p>
          </table:table-cell>
          <table:table-cell table:style-name="Tabelle5.A2" office:value-type="string">
            <text:p text:style-name="P37">V</text:p>
          </table:table-cell>
          <table:table-cell table:style-name="Tabelle5.C2" office:value-type="string">
            <text:p text:style-name="P37">X</text:p>
          </table:table-cell>
        </table:table-row>
        <table:table-row>
          <table:table-cell table:style-name="Tabelle5.A2" office:value-type="string">
            <text:p text:style-name="P36">ent.IsLocked (4)</text:p>
          </table:table-cell>
          <table:table-cell table:style-name="Tabelle5.A2" office:value-type="string">
            <text:p text:style-name="P37">V</text:p>
          </table:table-cell>
          <table:table-cell table:style-name="Tabelle5.C2" office:value-type="string">
            <text:p text:style-name="P37">X</text:p>
          </table:table-cell>
        </table:table-row>
      </table:table>
      <text:list xml:id="list30222889" text:style-name="L22">
        <text:list-item>
          <text:p text:style-name="P61">For setting to the opposite state use the following code: ent:Set&lt;Key&gt;(not ent:Get&lt;Key&gt;())</text:p>
        </text:list-item>
        <text:list-item>
          <text:p text:style-name="P61">As the name implies this will free the entity immediately as this is considered an Event.</text:p>
        </text:list-item>
        <text:list-item>
          <text:p text:style-name="P64"><text:span text:style-name="T13">Code is </text:span><text:span text:style-name="T7">ent.Is Client</text:span><text:span text:style-name="T13">(</text:span><text:span text:style-name="T28">entity</text:span><text:span text:style-name="T13"> </text:span><text:span text:style-name="T7">ent</text:span><text:span text:style-name="T13">)</text:span></text:p>
        </text:list-item>
        <text:list-item>
          <text:p text:style-name="P64"><text:span text:style-name="T13">Code is </text:span><text:span text:style-name="T7">ent.Is Locked</text:span><text:span text:style-name="T13">(</text:span><text:span text:style-name="T28">entity</text:span><text:span text:style-name="T13"> </text:span><text:span text:style-name="T7">ent</text:span><text:span text:style-name="T13">)</text:span></text:p>
        </text:list-item>
      </text:list>
      <text:p text:style-name="P2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4.2.6: integer</text:p>
      <table:table table:name="Tabelle6" table:style-name="Tabelle6">
        <table:table-column table:style-name="Tabelle6.A" table:number-columns-repeated="3"/>
        <table:table-row>
          <table:table-cell table:style-name="Tabelle6.A1" office:value-type="string">
            <text:p text:style-name="P36">Key</text:p>
          </table:table-cell>
          <table:table-cell table:style-name="Tabelle6.A1" office:value-type="string">
            <text:p text:style-name="P36">Available as Getter?</text:p>
          </table:table-cell>
          <table:table-cell table:style-name="Tabelle6.C1" office:value-type="string">
            <text:p text:style-name="P36">Available as Setter?</text:p>
          </table:table-cell>
        </table:table-row>
        <table:table-row>
          <table:table-cell table:style-name="Tabelle6.A2" office:value-type="string">
            <text:p text:style-name="P36">Clipmask</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Count</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Damag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EventTim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Flags</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Freetime</text:p>
          </table:table-cell>
          <table:table-cell table:style-name="Tabelle6.A2" office:value-type="string">
            <text:p text:style-name="P37">V</text:p>
          </table:table-cell>
          <table:table-cell table:style-name="Tabelle6.C2" office:value-type="string">
            <text:p text:style-name="P37">X</text:p>
          </table:table-cell>
        </table:table-row>
        <table:table-row>
          <table:table-cell table:style-name="Tabelle6.A2" office:value-type="string">
            <text:p text:style-name="P36">Heal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MethodOfDea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Moverstat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00bCount</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extthink</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oiseIndex</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OldHeal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PainDebounceTim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1To2</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2To1</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Loop</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Pos1</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Pos2</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awnflags</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lashDamag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lashMethodOfDea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lashRadius</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umber (1)</text:p>
          </table:table-cell>
          <table:table-cell table:style-name="Tabelle6.A2" office:value-type="string">
            <text:p text:style-name="P37">V</text:p>
          </table:table-cell>
          <table:table-cell table:style-name="Tabelle6.C2" office:value-type="string">
            <text:p text:style-name="P37">X</text:p>
          </table:table-cell>
        </table:table-row>
      </table:table>
      <text:list xml:id="list30224615" text:style-name="L23">
        <text:list-item>
          <text:p text:style-name="P62">Gives out the entity Number of ent</text:p>
        </text:list-item>
      </text:list>
      <text:p text:style-name="P28"/>
      <text:p text:style-name="P28"/>
      <text:p text:style-name="P28"/>
      <text:p text:style-name="P11"><text:soft-page-break/>3.4.3: Library Functions</text:p>
      <text:p text:style-name="P33"/>
      <text:p text:style-name="P21"><text:span text:style-name="T6">entity.Find</text:span><text:span text:style-name="T14">(</text:span><text:span text:style-name="T26">string</text:span><text:span text:style-name="T33"> </text:span><text:span text:style-name="T6">targetname</text:span><text:span text:style-name="T14">)</text:span></text:p>
      <text:p text:style-name="P21"><text:span text:style-name="T13"><text:tab/>Returns the first entity found that has a targetname of </text:span><text:span text:style-name="T6">targetname</text:span><text:span text:style-name="T13">.</text:span></text:p>
      <text:p text:style-name="P17"/>
      <text:p text:style-name="P21"><text:span text:style-name="T6">entity.FindNumber</text:span><text:span text:style-name="T14">(</text:span><text:span text:style-name="T26">integer</text:span><text:span text:style-name="T33"> </text:span><text:span text:style-name="T6">entnum</text:span><text:span text:style-name="T14">)</text:span></text:p>
      <text:p text:style-name="P21"><text:span text:style-name="T13"><text:tab/>Returns the entity with the entity number </text:span><text:span text:style-name="T6">entnum</text:span><text:span text:style-name="T13">.</text:span></text:p>
      <text:p text:style-name="P17"/>
      <text:p text:style-name="P21"><text:span text:style-name="T6">entity.FindBModel</text:span><text:span text:style-name="T14">(</text:span><text:span text:style-name="T26">integer</text:span><text:span text:style-name="T33"> </text:span><text:span text:style-name="T6">bmodelnum</text:span><text:span text:style-name="T14">)</text:span></text:p>
      <text:p text:style-name="P20"><text:span text:style-name="T13"><text:tab/>Returns the entity with the brush model </text:span><text:span text:style-name="T6">bmodelnumber</text:span><text:span text:style-name="T13">. This is the <text:tab/>only failsafe way to find brush entities as the entity number is <text:tab/>different when you load a map local or </text:span><text:span text:style-name="T13">join a server.</text:span></text:p>
      <text:p text:style-name="P18"/>
      <text:p text:style-name="P30"><text:span text:style-name="T5">entity.Remove</text:span>(<text:span text:style-name="T26">entity</text:span><text:span text:style-name="T33"> </text:span><text:span text:style-name="T5">ent</text:span>)</text:p>
      <text:p text:style-name="P19"><text:span text:style-name="T13"><text:tab/>Removes/frees </text:span><text:span text:style-name="T6">ent</text:span><text:span text:style-name="T13">.</text:span></text:p>
      <text:p text:style-name="P23"/>
      <text:p text:style-name="P21"><text:span text:style-name="T6">ent.SetupTrigger</text:span><text:span text:style-name="T14">(</text:span><text:span text:style-name="T26">entity</text:span><text:span text:style-name="T33"> </text:span><text:span text:style-name="T6">ent</text:span><text:span text:style-name="T14">, </text:span><text:span text:style-name="T27">float</text:span><text:span text:style-name="T14"> </text:span><text:span text:style-name="T6">x</text:span><text:span text:style-name="T14">, </text:span><text:span text:style-name="T27">float</text:span><text:span text:style-name="T14"> </text:span><text:span text:style-name="T6">y</text:span><text:span text:style-name="T14">, </text:span><text:span text:style-name="T27">float</text:span><text:span text:style-name="T14"> </text:span><text:span text:style-name="T6">z</text:span><text:span text:style-name="T14">) </text:span></text:p>
      <text:p text:style-name="P17"><text:tab/>Does some setup for entities spawned by script that are to be used as <text:tab/>trigger.</text:p>
      <text:list xml:id="list30213849" text:style-name="L24">
        <text:list-item>
          <text:p text:style-name="P79"><text:span text:style-name="T19">ent</text:span><text:span text:style-name="T15"> the entity</text:span></text:p>
        </text:list-item>
        <text:list-item>
          <text:p text:style-name="P79"><text:span text:style-name="T19">x</text:span><text:span text:style-name="T15"> length along the X-Axis</text:span></text:p>
        </text:list-item>
        <text:list-item>
          <text:p text:style-name="P79"><text:span text:style-name="T17">y</text:span><text:span text:style-name="T20"> length along the Y-Axis</text:span></text:p>
        </text:list-item>
        <text:list-item>
          <text:p text:style-name="P79"><text:span text:style-name="T17">z</text:span><text:span text:style-name="T20"> length along the Z-axis</text:span></text:p>
        </text:list-item>
      </text:list>
      <text:p text:style-name="P21"/>
      <text:p text:style-name="P21"><text:span text:style-name="T6">entity.Use</text:span><text:span text:style-name="T14">(</text:span><text:span text:style-name="T26">entity</text:span><text:span text:style-name="T33"> </text:span><text:span text:style-name="T6">ent</text:span><text:span text:style-name="T14">)</text:span></text:p>
      <text:p text:style-name="P21"><text:span text:style-name="T13"><text:tab/>Uses </text:span><text:span text:style-name="T6">ent</text:span><text:span text:style-name="T13">.</text:span></text:p>
      <text:p text:style-name="P17"/>
      <text:p text:style-name="P24"><text:span text:style-name="T5">entity.spawn</text:span>()</text:p>
      <text:p text:style-name="P20"><text:span text:style-name="T13"><text:tab/>Tries to spawn a new entity and returns it. If no new entity can be <text:tab/>spawned </text:span><text:span text:style-name="T33">nil </text:span><text:span text:style-name="T13">is </text:span><text:span text:style-name="T13">returned.</text:span></text:p>
      <text:p text:style-name="P23"/>
      <text:p text:style-name="P21"><text:span text:style-name="T6">entity.CallSpawn</text:span><text:span text:style-name="T14">(</text:span><text:span text:style-name="T26">entity</text:span><text:span text:style-name="T33"> </text:span><text:span text:style-name="T6">ent</text:span><text:span text:style-name="T14">)</text:span></text:p>
      <text:p text:style-name="P21"><text:span text:style-name="T13"><text:tab/>Calls the game logic spawn function for the class of </text:span><text:span text:style-name="T6">ent</text:span><text:span text:style-name="T13">.</text:span></text:p>
      <text:p text:style-name="P17"/>
      <text:p text:style-name="P21"><text:span text:style-name="T6">entity.DelayedCallSpawn</text:span><text:span text:style-name="T14">(</text:span><text:span text:style-name="T26">entity</text:span><text:span text:style-name="T33"> </text:span><text:span text:style-name="T6">ent</text:span><text:span text:style-name="T14">, </text:span><text:span text:style-name="T26">integer</text:span><text:span text:style-name="T33"> </text:span><text:span text:style-name="T6">delay</text:span><text:span text:style-name="T14">)</text:span></text:p>
      <text:p text:style-name="P21"><text:span text:style-name="T13"><text:tab/>Calls the game logic spawn function for the class of </text:span><text:span text:style-name="T6">ent</text:span><text:span text:style-name="T14"> </text:span><text:span text:style-name="T13">after a delay</text:span><text:span text:style-name="T14"> <text:tab/>of </text:span><text:span text:style-name="T7">delay</text:span><text:span text:style-name="T13"> milliseconds.</text:span></text:p>
      <text:p text:style-name="P24"><text:soft-page-break/><text:span text:style-name="T5">entity.RemoveSpawns</text:span>()</text:p>
      <text:p text:style-name="P17"><text:tab/>Removes all spawn points from the map.</text:p>
      <text:p text:style-name="P21"/>
      <text:p text:style-name="P21"><text:span text:style-name="T6">ent.Lock</text:span><text:span text:style-name="T14">(</text:span><text:span text:style-name="T26">entity</text:span><text:span text:style-name="T33"> </text:span><text:span text:style-name="T6">ent</text:span><text:span text:style-name="T14">)</text:span></text:p>
      <text:p text:style-name="P17"><text:tab/>Looks the entity <text:span text:style-name="T5">ent</text:span>. Works with anything that can be locked </text:p>
      <text:p text:style-name="P17"><text:tab/>(doors, turbolifts, usables, ...).</text:p>
      <text:p text:style-name="P21"/>
      <text:p text:style-name="P21"><text:span text:style-name="T6">ent.Unlock</text:span><text:span text:style-name="T14">(</text:span><text:span text:style-name="T26">entity</text:span><text:span text:style-name="T33"> </text:span><text:span text:style-name="T6">ent</text:span><text:span text:style-name="T14">)</text:span></text:p>
      <text:p text:style-name="P20"><text:span text:style-name="T13"><text:tab/>Unlocks the entity </text:span><text:span text:style-name="T7">ent</text:span><text:span text:style-name="T13">. Works with anything that can be locked <text:tab/>(doors, turbolifts, usables, ...).</text:span></text:p>
      <text:p text:style-name="P17"/>
      <text:p text:style-name="P11">3.5: mover</text:p>
      <text:p text:style-name="P17"><text:span text:style-name="T9"><text:tab/>Important note: always call mover.Halt or mover.HaltAngles before <text:tab/>you move a mover </text:span>again otherwise the movement won't work <text:tab/>correctly.</text:p>
      <text:p text:style-name="P21"/>
      <text:p text:style-name="P17"><text:span text:style-name="T6">mover.Halt</text:span><text:span text:style-name="T14">(</text:span><text:span text:style-name="T26">entity</text:span><text:span text:style-name="T33"> </text:span><text:span text:style-name="T6">ent</text:span><text:span text:style-name="T14">)</text:span></text:p>
      <text:p text:style-name="P17"><text:tab/>Stops translational movement on <text:span text:style-name="T5">ent</text:span> immediately.</text:p>
      <text:p text:style-name="P21"/>
      <text:p text:style-name="P17"><text:span text:style-name="T6">mover.HaltAngles</text:span><text:span text:style-name="T14">(</text:span><text:span text:style-name="T26">entity</text:span><text:span text:style-name="T33"> </text:span><text:span text:style-name="T6">ent</text:span><text:span text:style-name="T14">)</text:span></text:p>
      <text:p text:style-name="P17"><text:tab/>Stops rotational movement on <text:span text:style-name="T5">ent</text:span> immediately.</text:p>
      <text:p text:style-name="P21"/>
      <text:p text:style-name="P17"><text:span text:style-name="T6">mover.AsTrain</text:span><text:span text:style-name="T14">(</text:span><text:span text:style-name="T26">entity</text:span><text:span text:style-name="T33"> </text:span><text:span text:style-name="T6">mover</text:span><text:span text:style-name="T14">, </text:span><text:span text:style-name="T26">entity</text:span><text:span text:style-name="T33"> </text:span><text:span text:style-name="T6">target</text:span><text:span text:style-name="T14">, </text:span><text:span text:style-name="T27">fl</text:span><text:span text:style-name="T26">oat</text:span><text:span text:style-name="T33"> </text:span><text:span text:style-name="T6">speed</text:span><text:span text:style-name="T14">)</text:span></text:p>
      <text:p text:style-name="P17"><text:tab/>Moves an entity like a <text:span text:style-name="T33">func_train </text:span>entity. Targets have to be <text:tab/><text:span text:style-name="T33">path_corner </text:span>entities.</text:p>
      <text:list xml:id="list30225015" text:style-name="L25">
        <text:list-item>
          <text:p text:style-name="P47"><text:span text:style-name="T5">ent</text:span> the entity to move</text:p>
        </text:list-item>
        <text:list-item>
          <text:p text:style-name="P47"><text:span text:style-name="T6">target</text:span><text:span text:style-name="T14"> </text:span>the first <text:span text:style-name="T33">path_corner </text:span>to move to</text:p>
        </text:list-item>
        <text:list-item>
          <text:p text:style-name="P47"><text:span text:style-name="T5">speed</text:span> speed to move to first path_corner with</text:p>
        </text:list-item>
      </text:list>
      <text:p text:style-name="P21"/>
      <text:p text:style-name="P17"><text:span text:style-name="T6">mover.SetAngles</text:span><text:span text:style-name="T14">(</text:span><text:span text:style-name="T26">entity</text:span><text:span text:style-name="T33"> </text:span><text:span text:style-name="T6">ent</text:span><text:span text:style-name="T14">, </text:span><text:span text:style-name="T26">vector</text:span><text:span text:style-name="T33"> </text:span><text:span text:style-name="T6">angles</text:span><text:span text:style-name="T14">) </text:span>or </text:p>
      <text:p text:style-name="P17"><text:span text:style-name="T6">mover.SetAngles</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 </text:span><text:span text:style-name="T27">fl</text:span><text:span text:style-name="T26">oat</text:span><text:span text:style-name="T33"> </text:span><text:span text:style-name="T6">x</text:span><text:span text:style-name="T14">)</text:span></text:p>
      <text:p text:style-name="P17"><text:tab/>Sets the angles of <text:span text:style-name="T14">ent </text:span>to the specified <text:span text:style-name="T5">value(s)</text:span>. Values are sorted <text:tab/>Pitch (around Y-Axis), Yaw (around Z-Axis) and </text:p>
      <text:p text:style-name="P17"><text:tab/>Roll (around X-Axis). These can also be stowed in a vector <text:span text:style-name="T5">angles</text:span>.</text:p>
      <text:p text:style-name="P21"/>
      <text:p text:style-name="P21"/>
      <text:p text:style-name="P21"/>
      <text:p text:style-name="P17"><text:soft-page-break/><text:span text:style-name="T6">mover.SetPosition</text:span><text:span text:style-name="T14">(</text:span><text:span text:style-name="T30">entity</text:span><text:span text:style-name="T33"> </text:span><text:span text:style-name="T6">ent</text:span><text:span text:style-name="T14">, </text:span><text:span text:style-name="T26">vector</text:span><text:span text:style-name="T33"> </text:span><text:span text:style-name="T6">pos</text:span><text:span text:style-name="T14">) </text:span>or </text:p>
      <text:p text:style-name="P17"><text:span text:style-name="T6">mover.SetPosition</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17"><text:tab/>Set the position of <text:span text:style-name="T6">ent</text:span><text:span text:style-name="T14"> </text:span>to the <text:span text:style-name="T9">specified</text:span> <text:span text:style-name="T5">value(s)</text:span>. Can also be stowed <text:tab/>in a vector <text:span text:style-name="T5">pos</text:span>.</text:p>
      <text:p text:style-name="P21"/>
      <text:p text:style-name="P17"><text:span text:style-name="T6">mover.ToAngles</text:span>(<text:span text:style-name="T26">entity</text:span><text:span text:style-name="T33"> </text:span><text:span text:style-name="T6">ent</text:span><text:span text:style-name="T14">, </text:span><text:span text:style-name="T27">fl</text:span><text:span text:style-name="T26">oat</text:span><text:span text:style-name="T33"> </text:span><text:span text:style-name="T6">speed</text:span><text:span text:style-name="T14">, </text:span><text:span text:style-name="T26">vector</text:span><text:span text:style-name="T33"> </text:span><text:span text:style-name="T6">angles</text:span><text:span text:style-name="T14">) </text:span>or <text:span text:style-name="T6">mover.ToAngles</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speed</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 </text:span><text:span text:style-name="T27">fl</text:span><text:span text:style-name="T26">oat</text:span><text:span text:style-name="T33"> </text:span><text:span text:style-name="T6">x</text:span><text:span text:style-name="T14">)</text:span></text:p>
      <text:p text:style-name="P17"><text:tab/>Rotates <text:span text:style-name="T6">ent </text:span><text:span text:style-name="T11">with speed</text:span><text:span text:style-name="T6"> speed </text:span><text:span text:style-name="T11">(in degrees per second)</text:span><text:span text:style-name="T14"> </text:span>to the specified <text:tab/><text:span text:style-name="T5">value(s)</text:span>. Values are sorted <text:tab/>Pitch (around Y-Axis), Yaw (around Z-<text:tab/>Axis) and <text:span text:style-name="T14">Roll (around X-Axis). These can also be stowed in a vector <text:tab/></text:span><text:span text:style-name="T6">angles</text:span><text:span text:style-name="T14">.</text:span></text:p>
      <text:p text:style-name="P21"/>
      <text:p text:style-name="P17"><text:span text:style-name="T6">mover.ToPosition</text:span><text:span text:style-name="T14">(</text:span><text:span text:style-name="T30">entity</text:span><text:span text:style-name="T33"> </text:span><text:span text:style-name="T6">ent</text:span><text:span text:style-name="T14">, </text:span><text:span text:style-name="T26">vector</text:span><text:span text:style-name="T33"> </text:span><text:span text:style-name="T6">pos</text:span><text:span text:style-name="T14">) </text:span>or </text:p>
      <text:p text:style-name="P17"><text:span text:style-name="T6">mover.ToPosition</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28"><text:tab/>Moves <text:span text:style-name="T6">ent </text:span><text:span text:style-name="T14">with speed</text:span><text:span text:style-name="T6"> speed</text:span><text:span text:style-name="T14"> </text:span>to the specified <text:span text:style-name="T5">value(s)</text:span>. Can also be <text:tab/>stowed in a vector <text:span text:style-name="T5">pos</text:span>.</text:p>
      <text:p text:style-name="P28"/>
      <text:p text:style-name="P11">3.6: sound</text:p>
      <text:p text:style-name="P28"><text:tab/>This library enables sounds to be played as part of a Lua-Script. <text:tab/>There is only one function available in this library.</text:p>
      <text:p text:style-name="P28"/>
      <text:p text:style-name="P11">sound.PlaySound<text:span text:style-name="T9">(</text:span><text:span text:style-name="T31">entity</text:span><text:span text:style-name="T9"> </text:span>ent<text:span text:style-name="T9">, </text:span><text:span text:style-name="T31">string</text:span><text:span text:style-name="T9"> </text:span>sound<text:span text:style-name="T9">, </text:span><text:span text:style-name="T31">integer</text:span><text:span text:style-name="T9"> </text:span>chan<text:span text:style-name="T9">)</text:span></text:p>
      <text:list xml:id="list30221178" text:style-name="L26">
        <text:list-item>
          <text:p text:style-name="P80"><text:span text:style-name="T19">ent </text:span><text:span text:style-name="T22">the entity the sound will be played on</text:span></text:p>
        </text:list-item>
        <text:list-item>
          <text:p text:style-name="P83"><text:span text:style-name="T15">sound</text:span><text:span text:style-name="T22"> the sound file which will be played</text:span></text:p>
        </text:list-item>
        <text:list-item>
          <text:p text:style-name="P83"><text:span text:style-name="T15">chan</text:span><text:span text:style-name="T22"> the sound channel the sound will be played on</text:span></text:p>
        </text:list-item>
      </text:list>
      <table:table table:name="Tabelle7" table:style-name="Tabelle7">
        <table:table-column table:style-name="Tabelle7.A"/>
        <table:table-column table:style-name="Tabelle7.B"/>
        <table:table-row>
          <table:table-cell table:style-name="Tabelle7.A1" office:value-type="string">
            <text:p text:style-name="P38">CHAN_AUTO (recommended)</text:p>
          </table:table-cell>
          <table:table-cell table:style-name="Tabelle7.B1" office:value-type="float" office:value="0">
            <text:p text:style-name="P38">0</text:p>
          </table:table-cell>
        </table:table-row>
        <table:table-row>
          <table:table-cell table:style-name="Tabelle7.A2" office:value-type="string">
            <text:p text:style-name="P38">CHAN_LOCAL</text:p>
          </table:table-cell>
          <table:table-cell table:style-name="Tabelle7.B2" office:value-type="float" office:value="1">
            <text:p text:style-name="P38">1</text:p>
          </table:table-cell>
        </table:table-row>
        <table:table-row>
          <table:table-cell table:style-name="Tabelle7.A2" office:value-type="string">
            <text:p text:style-name="P38">CHAN_WEAPON</text:p>
          </table:table-cell>
          <table:table-cell table:style-name="Tabelle7.B2" office:value-type="float" office:value="2">
            <text:p text:style-name="P38">2</text:p>
          </table:table-cell>
        </table:table-row>
        <table:table-row>
          <table:table-cell table:style-name="Tabelle7.A2" office:value-type="string">
            <text:p text:style-name="P38">CHAN_VOICE</text:p>
          </table:table-cell>
          <table:table-cell table:style-name="Tabelle7.B2" office:value-type="float" office:value="3">
            <text:p text:style-name="P38">3</text:p>
          </table:table-cell>
        </table:table-row>
        <table:table-row>
          <table:table-cell table:style-name="Tabelle7.A2" office:value-type="string">
            <text:p text:style-name="P38">CHAN_ITEM</text:p>
          </table:table-cell>
          <table:table-cell table:style-name="Tabelle7.B2" office:value-type="float" office:value="4">
            <text:p text:style-name="P38">4</text:p>
          </table:table-cell>
        </table:table-row>
        <table:table-row>
          <table:table-cell table:style-name="Tabelle7.A2" office:value-type="string">
            <text:p text:style-name="P38">CHAN_BODY</text:p>
          </table:table-cell>
          <table:table-cell table:style-name="Tabelle7.B2" office:value-type="float" office:value="5">
            <text:p text:style-name="P38">5</text:p>
          </table:table-cell>
        </table:table-row>
        <table:table-row>
          <table:table-cell table:style-name="Tabelle7.A2" office:value-type="string">
            <text:p text:style-name="P38">CHAN_LOCAL_SOUND</text:p>
          </table:table-cell>
          <table:table-cell table:style-name="Tabelle7.B2" office:value-type="float" office:value="6">
            <text:p text:style-name="P38">6</text:p>
          </table:table-cell>
        </table:table-row>
        <table:table-row>
          <table:table-cell table:style-name="Tabelle7.A2" office:value-type="string">
            <text:p text:style-name="P38">CHAN_ANNOUNCER</text:p>
          </table:table-cell>
          <table:table-cell table:style-name="Tabelle7.B2" office:value-type="float" office:value="7">
            <text:p text:style-name="P38">7</text:p>
          </table:table-cell>
        </table:table-row>
        <table:table-row>
          <table:table-cell table:style-name="Tabelle7.A2" office:value-type="string">
            <text:p text:style-name="P38">CHAN_MENU1</text:p>
          </table:table-cell>
          <table:table-cell table:style-name="Tabelle7.B2" office:value-type="float" office:value="8">
            <text:p text:style-name="P38">8</text:p>
          </table:table-cell>
        </table:table-row>
      </table:table>
      <text:p text:style-name="P28"/>
      <text:p text:style-name="P28"/>
      <text:p text:style-name="P28"/>
      <text:p text:style-name="P11"><text:soft-page-break/>3.7: trace</text:p>
      <text:p text:style-name="P28"><text:tab/>This Library enables Lua-managed traces. </text:p>
      <text:p text:style-name="P65"/>
      <text:p text:style-name="P11"><text:span text:style-name="T14">trace.DoTrace</text:span><text:span text:style-name="T11">(</text:span><text:span text:style-name="T30">vector</text:span><text:span text:style-name="T12"> </text:span><text:span text:style-name="T14">start</text:span><text:span text:style-name="T11">, </text:span><text:span text:style-name="T30">vector</text:span><text:span text:style-name="T12"> </text:span><text:span text:style-name="T14">mins</text:span><text:span text:style-name="T11">, </text:span><text:span text:style-name="T30">vector</text:span><text:span text:style-name="T12"> </text:span><text:span text:style-name="T33">maxs</text:span><text:span text:style-name="T14">,</text:span><text:span text:style-name="T11"> </text:span><text:span text:style-name="T30">vector</text:span><text:span text:style-name="T12"> </text:span><text:span text:style-name="T14">end</text:span><text:span text:style-name="T11">, </text:span><text:span text:style-name="T32">fl</text:span><text:span text:style-name="T30">oat</text:span><text:span text:style-name="T12"> </text:span><text:span text:style-name="T14">passEnt</text:span><text:span text:style-name="T11">, </text:span><text:span text:style-name="T32">fl</text:span><text:span text:style-name="T30">oat</text:span><text:span text:style-name="T12"> </text:span><text:span text:style-name="T14">contents</text:span><text:span text:style-name="T11">)</text:span></text:p>
      <text:p text:style-name="P65"><text:tab/>Does a trace.</text:p>
      <text:list xml:id="list30228557" text:style-name="L27">
        <text:list-item>
          <text:p text:style-name="P84"><text:span text:style-name="T21">start</text:span><text:span text:style-name="T23"> start-point of trace</text:span></text:p>
        </text:list-item>
        <text:list-item>
          <text:p text:style-name="P84"><text:span text:style-name="T21">mins</text:span><text:span text:style-name="T23"> minimal distance of trace (nil if unused)</text:span></text:p>
        </text:list-item>
        <text:list-item>
          <text:p text:style-name="P84"><text:span text:style-name="T21">maxs</text:span><text:span text:style-name="T23"> maximal distance of trace (nil if unused)</text:span></text:p>
        </text:list-item>
        <text:list-item>
          <text:p text:style-name="P84"><text:span text:style-name="T21">end</text:span><text:span text:style-name="T23"> end-point of trace</text:span></text:p>
        </text:list-item>
        <text:list-item>
          <text:p text:style-name="P84"><text:span text:style-name="T21">passEnt</text:span><text:span text:style-name="T23"> Number of ents to pass</text:span></text:p>
        </text:list-item>
        <text:list-item>
          <text:p text:style-name="P84"><text:span text:style-name="T21">contents</text:span><text:span text:style-name="T23"> ????????</text:span></text:p>
        </text:list-item>
      </text:list>
      <text:p text:style-name="P65"/>
      <text:p text:style-name="P11"><text:span text:style-name="T14">trace.FreeTrace</text:span><text:span text:style-name="T11">(</text:span><text:span text:style-name="T30">trace</text:span><text:span text:style-name="T12"> </text:span><text:span text:style-name="T33">tr</text:span><text:span text:style-name="T11">)</text:span></text:p>
      <text:p text:style-name="P11"><text:span text:style-name="T11"><text:tab/>Ends trace-process for </text:span><text:span text:style-name="T14">tr</text:span><text:span text:style-name="T11">.</text:span></text:p>
      <text:p text:style-name="P11"><text:span text:style-name="T11"/></text:p>
      <text:p text:style-name="P11"><text:span text:style-name="T14">3.8: cinematic</text:span></text:p>
      <text:p text:style-name="P28"><text:span text:style-name="T14"><text:tab/>This library manages the cinematic camera... but I don't know how so <text:tab/>these are all guesstimates ^^.</text:span></text:p>
      <text:p text:style-name="P28"><text:span text:style-name="T14"/></text:p>
      <text:p text:style-name="P28"><text:span text:style-name="T6">cinematic.Activate</text:span><text:span text:style-name="T14">(</text:span><text:span text:style-name="T27">entity</text:span><text:span text:style-name="T14"> </text:span><text:span text:style-name="T6">ent</text:span><text:span text:style-name="T14">, </text:span><text:span text:style-name="T27">entity</text:span><text:span text:style-name="T14"> </text:span><text:span text:style-name="T6">target</text:span><text:span text:style-name="T14">)</text:span></text:p>
      <text:p text:style-name="P28"><text:tab/>Activates Camera on <text:span text:style-name="T5">ent</text:span> and points it at <text:span text:style-name="T5">target.</text:span></text:p>
      <text:p text:style-name="P28"><text:span text:style-name="T5"/></text:p>
      <text:p text:style-name="P28"><text:span text:style-name="T6">cinematic.Deactivate</text:span><text:span text:style-name="T14">(</text:span><text:span text:style-name="T27">entity</text:span><text:span text:style-name="T14"> </text:span><text:span text:style-name="T6">ent</text:span><text:span text:style-name="T14">)</text:span></text:p>
      <text:p text:style-name="P28"><text:span text:style-name="T14"><text:tab/>Deactivates camera on </text:span><text:span text:style-name="T6">ent</text:span><text:span text:style-name="T14">.</text:span></text:p>
      <text:p text:style-name="P28"><text:span text:style-name="T14"/></text:p>
      <text:p text:style-name="P28"><text:span text:style-name="T6">cinematic.ActivateGlobal</text:span><text:span text:style-name="T14">(</text:span><text:span text:style-name="T27">entity</text:span><text:span text:style-name="T14"> </text:span><text:span text:style-name="T6">target</text:span><text:span text:style-name="T14">)</text:span></text:p>
      <text:p text:style-name="P28"><text:span text:style-name="T14"><text:tab/>Activates broadcasting of </text:span><text:span text:style-name="T6">target</text:span><text:span text:style-name="T14">.</text:span></text:p>
      <text:p text:style-name="P28"><text:span text:style-name="T14"/></text:p>
      <text:p text:style-name="P28"><text:span text:style-name="T6">cinematic.DeactivateGlobal</text:span><text:span text:style-name="T14">()</text:span></text:p>
      <text:p text:style-name="P28"><text:span text:style-name="T14"><text:tab/>Deactivates broadcasting.</text:span></text:p>
      <text:p text:style-name="P65"/>
      <text:p text:style-name="P11">4.: How to...</text:p>
      <text:p text:style-name="P28"><text:tab/>In this segment I will show you some example functions and basic <text:tab/>operations you can use for your own Lua projects. They are mostly <text:tab/>based on real projects I did and released. You may feel free to just <text:tab/>copy them if you wish, but I'll tell you work will be easier if you <text:tab/>understand what you are doing. Also please understand that I'm <text:soft-page-break/><text:tab/>sharing my Experience using Lua with you and that I won't hold back <text:tab/>my opinion on whether something works good or bad. That shouldn't <text:tab/>hold you back from trying tough.</text:p>
      <text:p text:style-name="P28"/>
      <text:p text:style-name="P28"><text:tab/>In the Code you will often find -- or --[[ followed by some Text and <text:tab/>in the latter case a ]]-- . These are comments I put in to explain <text:tab/>certain things that may not be selfexplaining.</text:p>
      <text:p text:style-name="P28"/>
      <text:p text:style-name="P11">4.1: ...Find Entities?</text:p>
      <text:p text:style-name="P28"><text:tab/>There are three different ways to locate a specific entity: by <text:tab/>Targetname, by Entitynumber and by Brushmodelnumber. They all <text:tab/>have their requirements, their advantages and their disadvantages and <text:tab/>I will limit myself to these as the code will be shown in the following <text:tab/>examples.</text:p>
      <text:p text:style-name="P28"/>
      <text:p text:style-name="P28"/>
      <text:p text:style-name="P28"><text:tab/>Locating Entities by Targetname in the beginning seems like the most <text:tab/>straight forward way to dial into an entity. If you get into it tough <text:tab/>you'll realize that Lua will only return the first Entity with matching <text:tab/>Targetname and that Entity might not be the one you're looking for. <text:tab/>Still this is the only way to locate all sorts of non-Brush-Entities <text:tab/>(exluding misc_model_breakables) so if you are looking for one of <text:tab/>those there's no way you get around using this. If however you are <text:tab/>building a Lua script for a map of yours there's no better thing than <text:tab/>locating your Entity by it's Targetname as everything else can swift <text:tab/>from compile to compile and if you need the Entity to be available by <text:tab/>another Targetname you can simply put a target_relay in. You can <text:tab/>find out the targetname of a visible Entity ingame by logging in as an <text:tab/>Admin, pointing your Croshair at it and use the command <text:tab/>'/getEntInfo'.</text:p>
      <text:p text:style-name="P28"/>
      <text:p text:style-name="P28"><text:tab/>Locating Entity by their Entitynumber is kind of a last resort since <text:tab/>those vary if you are on a local or dedicated server. Therefore you <text:tab/>have to build a switch in your script that checks if it's executed on a <text:tab/>local or a dedicated Server (I had to make one for the Refit of the <text:tab/>Borg-Maps). You can get the Entitynumber by logging in as an <text:tab/>Admin and scanning the Entity with the Tricorder.</text:p>
      <text:p text:style-name="P28"/>
      <text:p text:style-name="P28"><text:soft-page-break/><text:tab/>As the name implies, finding Entities by their Brushmodelnumber <text:tab/>only works for Brushmodels. The advantage over Entitynumber is, <text:tab/>that the Brushmodelnumber is the same on any kind of Server. Just as <text:tab/>the Targetname you get it by logging in as an Admin, pointing your <text:tab/>Croshair at it and use the command '/getEntInfo'.</text:p>
      <text:p text:style-name="P28"/>
      <text:p text:style-name="P11">4.2: ...Add Turbolifts to older Maps?</text:p>
      <text:p text:style-name="P28"><text:tab/>In the history of RP-Maps target_turbolift is still a fairly new <text:tab/>function and therefore one of the best things to refit on older maps. It <text:tab/>has tough some Requirements. First of all the map has to feature a <text:tab/>Turbolift-system, that is based on the Idea of nearly seamless <text:tab/>transportation. So if the map you wish to refit has a func_train-<text:tab/>turbolift you're stuck with that system. Beyond that you need at least <text:tab/>one Usable at each Turbolift-Location.</text:p>
      <text:p text:style-name="P28"/>
      <text:p text:style-name="P28"/>
      <text:p text:style-name="P28"><text:tab/>There are two stages to adding a Turbolift: Creating and <text:tab/>Programming the Entity and redirecting the Usable to target it. <text:tab/>Additionally you may wish to modify the doors to be able to target <text:tab/>them. All of these steps have to be repeated for each Location which <text:tab/>isn't as hard as it sounds cause once you have the system in place you <text:tab/>can copy and paste it as often as you need with only the needed <text:tab/>adaptions like Targetnames.</text:p>
      <text:p text:style-name="P28"/>
      <text:p text:style-name="P28"><text:tab/>The following pieces of code are taken from my enterprise-e-v2-<text:tab/>Upgrade. They have been adapted to the new setters as orriginaly <text:tab/>they use 'SetKeyValue'.</text:p>
      <text:p text:style-name="P28"/>
      <table:table table:name="Tabelle8" table:style-name="Tabelle8">
        <table:table-column table:style-name="Tabelle8.A"/>
        <table:table-row>
          <table:table-cell table:style-name="Tabelle8.A1" office:value-type="string">
            <text:p text:style-name="P39">--[[So usually the only thing you have is a set of doors and a bunch of usables.</text:p>
            <text:p text:style-name="P39">Since we do not wish to return to other entities later let us start with he modification of the doors. </text:p>
            <text:p text:style-name="P39">In the end it doesn't matter tough]]--</text:p>
            <text:p text:style-name="P39"/>
            <text:p text:style-name="P39">function InitGame(levelTime, randomSeed, restart) <text:s/>--We want this at mapload so we need this hook</text:p>
            <text:p text:style-name="P39"><text:tab/>game.Print("Initializing Lua Map Upgrade ..."); </text:p>
            <text:p text:style-name="P39"><text:tab/>game.Print("-Turbolift Setup ..."); --These lines are for debugging purposes as explained in Section5</text:p>
            <text:p text:style-name="P39"><text:tab/><text:tab/>game.Print("--Deck 1 ...");</text:p>
            <text:p text:style-name="P39"><text:tab/><text:tab/><text:tab/>game.Print("---renaming doors ...");</text:p>
            <text:p text:style-name="P39"><text:tab/><text:tab/><text:tab/><text:tab/>ent = entity.FindBModel(7); --finds the Entity by <text:soft-page-break/>Brushmodelnumber</text:p>
            <text:p text:style-name="P39"><text:tab/><text:tab/><text:tab/><text:tab/>ent:SetTargetname("tld1doors"); --Note that strings have to be written in “...”</text:p>
            <text:p text:style-name="P39"><text:tab/><text:tab/><text:tab/><text:tab/>ent = entity.FindBModel(8);</text:p>
            <text:p text:style-name="P39"><text:tab/><text:tab/><text:tab/><text:tab/>ent:SetTargetname("tld1doors"); </text:p>
            <text:p text:style-name="P39">--[[With that the done the next step should be to create the turbolift-entity itsself]]--</text:p>
            <text:p text:style-name="P39"><text:tab/><text:tab/><text:tab/>game.Print("---Adding turbolift ...");</text:p>
            <text:p text:style-name="P39"><text:tab/><text:tab/><text:tab/><text:tab/>ent = entity.Spawn();</text:p>
            <text:p text:style-name="P39"><text:tab/><text:tab/><text:tab/><text:tab/>ent.SetupTrigger(ent, 144, 100, 98); </text:p>
            <text:p text:style-name="P39">--[[technically the Turbolift is a trigger and needs to be defined as a space ]]--</text:p>
            <text:p text:style-name="P39"><text:tab/><text:tab/><text:tab/><text:tab/>ent:SetClassname("target_turbolift");</text:p>
            <text:p text:style-name="P39"><text:tab/><text:tab/><text:tab/><text:tab/>ent:SetTargetname("tld1");</text:p>
            <text:p text:style-name="P39"><text:tab/><text:tab/><text:tab/><text:tab/>ent:SetSwapname(); – if you want to deactivate them, I did not</text:p>
            <text:p text:style-name="P39"><text:tab/><text:tab/><text:tab/><text:tab/>ent:SetTarget("tld1doors");</text:p>
            <text:p text:style-name="P39"><text:tab/><text:tab/><text:tab/><text:tab/>ent:SetHealth("1"); --Health holds the Deck Number</text:p>
            <text:p text:style-name="P39"><text:tab/><text:tab/><text:tab/><text:tab/>ent:SetWait(3000);</text:p>
            <text:p text:style-name="P39"><text:tab/><text:tab/><text:tab/><text:tab/>entity.CallSpawn(ent);</text:p>
            <text:p text:style-name="P39"><text:tab/><text:tab/><text:tab/><text:tab/>mover.SetPosition(ent, -2976, 8028, 887); --all ent's spawn at (0|0|0) first</text:p>
            <text:p text:style-name="P39"><text:tab/><text:tab/><text:tab/><text:tab/>mover.SetAngles(ent, 0, 270, 0); --to have it 'view' the doors</text:p>
            <text:p text:style-name="P39">--[[You can get the position and angles either by decompiling your target-map or using the command /clientpos ]]--</text:p>
            <text:p text:style-name="P39">--[[With the turbolift set up all there is left is to hook it up to the usables as shown on the next page]]--</text:p>
            <text:p text:style-name="P39"/>
            <text:p text:style-name="P39"/>
            <text:p text:style-name="P39"><text:tab/><text:tab/><text:tab/>game.Print("---redirecting usables ...");</text:p>
            <text:p text:style-name="P39"><text:tab/><text:tab/><text:tab/><text:tab/>ent = entity.FindBModel(90);</text:p>
            <text:p text:style-name="P39"><text:tab/><text:tab/><text:tab/><text:tab/>ent:SetTarget("tld1");</text:p>
            <text:p text:style-name="P39"><text:tab/><text:tab/><text:tab/><text:tab/>ent:SetLuaUse("turbosound");</text:p>
            <text:p text:style-name="P39"><text:tab/><text:tab/><text:tab/><text:tab/>ent = entity.FindBModel(86);</text:p>
            <text:p text:style-name="P39"><text:tab/><text:tab/><text:tab/><text:tab/>ent:SetTarget("tld1");</text:p>
            <text:p text:style-name="P39"><text:tab/><text:tab/><text:tab/><text:tab/>ent:SetLuaUse("turbosound");</text:p>
            <text:p text:style-name="P39"><text:tab/><text:tab/><text:tab/><text:tab/>ent = entity.FindBModel(87);</text:p>
            <text:p text:style-name="P39"><text:tab/><text:tab/><text:tab/><text:tab/>ent:SetTarget("tld1");</text:p>
            <text:p text:style-name="P39"><text:tab/><text:tab/><text:tab/><text:tab/>ent:SetLuaUse("turbosound");</text:p>
            <text:p text:style-name="P39"><text:tab/><text:tab/><text:tab/><text:tab/>ent = entity.FindBModel(167);</text:p>
            <text:p text:style-name="P39"><text:tab/><text:tab/><text:tab/><text:tab/>ent:SetTarget("tld1");</text:p>
            <text:p text:style-name="P39"><text:tab/><text:tab/><text:tab/><text:tab/>ent:SetLuaUse("turbosound");</text:p>
            <text:p text:style-name="P39"><text:tab/><text:tab/><text:tab/><text:tab/>ent = entity.FindBModel(88);</text:p>
            <text:p text:style-name="P39"><text:tab/><text:tab/><text:tab/><text:tab/>ent:SetTarget("tld1");</text:p>
            <text:p text:style-name="P39"><text:tab/><text:tab/><text:tab/><text:tab/>ent:SetLuaUse("turbosound");</text:p>
            <text:p text:style-name="P39"><text:tab/><text:tab/><text:tab/><text:tab/>ent = entity.FindBModel(89);</text:p>
            <text:p text:style-name="P39"><text:tab/><text:tab/><text:tab/><text:tab/>ent:SetTarget("tld1");</text:p>
            <text:p text:style-name="P39"><text:tab/><text:tab/><text:tab/><text:tab/>ent:SetLuaUse("turbosound");</text:p>
            <text:p text:style-name="P39"><text:tab/>game.Print("... done.");</text:p>
            <text:p text:style-name="P39">end </text:p>
            <text:p text:style-name="P39"/>
            <text:p text:style-name="P39">--[[Now you may wonder what about that luaUse-Parameter? Remember the 'Specify deck desired' from the torumode? It will give either that or an error sound along with a message. This is not yet implemented in the <text:soft-page-break/>Lua-Upgrade.]]--</text:p>
            <text:p text:style-name="P39"/>
            <text:p text:style-name="P39">function turbosound (ent, other, activator)</text:p>
            <text:p text:style-name="P39"><text:tab/>tgt = entity.GetTarget(ent) <text:s text:c="2"/>--Gets the turbolift</text:p>
            <text:p text:style-name="P39"><text:tab/>if tgt:IsLocked() = true then --Checks if locked</text:p>
            <text:p text:style-name="P39"><text:tab/><text:tab/>sound.PlaySound(ent, "sound/movers/switches/voyneg.mp3", 0) --gives error sound</text:p>
            <text:p text:style-name="P39"><text:tab/><text:tab/>game.MessagePrint(activator:GetNumber(), "=C= Unable to complie: The Turbolift is offline.)</text:p>
            <text:p text:style-name="P39"><text:tab/>else</text:p>
            <text:p text:style-name="P39"><text:tab/><text:tab/>sound.PlaySound(ent, "sound/voice/computer/tour/trblftmenu.mp3", 0) --Specify deck</text:p>
            <text:p text:style-name="P39"><text:tab/>end</text:p>
            <text:p text:style-name="P39">end</text:p>
          </table:table-cell>
        </table:table-row>
      </table:table>
      <text:p text:style-name="P28"><text:tab/>Now you may wonder: What about deckName? Well there's no way <text:tab/>to stow this using Lua. You'll have to resort to create a <text:tab/>&lt;mapname&gt;.turbolift in the maps-folder. If you haven't dealt with <text:tab/>such a file this is how it should look:</text:p>
      <text:p text:style-name="P28"/>
      <text:p text:style-name="P28"/>
      <text:p text:style-name="P28"/>
      <table:table table:name="Tabelle9" table:style-name="Tabelle9">
        <table:table-column table:style-name="Tabelle9.A"/>
        <table:table-row>
          <table:table-cell table:style-name="Tabelle9.A1" office:value-type="string">
            <text:p text:style-name="P39">1 "Deck 1: Bridge | Ready Room | Conference Room"</text:p>
            <text:p text:style-name="P39">2 "Deck 2: Quarters | CO-Quarters | Mess hall"</text:p>
            <text:p text:style-name="P39">3 "Deck 3: Quarters | Mess hall | Holodeck | Transporterroom"</text:p>
            <text:p text:style-name="P39">7 "Deck 7: Shuttlebay | cargobay | Airlock"</text:p>
            <text:p text:style-name="P39">8 "Deck 8: Sickbay | Astronomy | Armoury | Brig"</text:p>
            <text:p text:style-name="P39">16 "Deck 16: Maintenance | Main Engineering"</text:p>
            <text:p text:style-name="P39">18 "Deck 18: Maintenance | Science Lab | Computer Core"</text:p>
          </table:table-cell>
        </table:table-row>
      </table:table>
      <text:p text:style-name="P28"><text:tab/>As you probably figure the leading number gives the Deck-Number <text:tab/>the following string shall be associated with.</text:p>
      <text:p text:style-name="P28"/>
      <text:p text:style-name="P11">4.3: ...Add Transporters to older Maps?</text:p>
      <text:p text:style-name="P28"><text:tab/>Transporters are yet another new feature for RP-Maps. Just push a <text:tab/>few buttons, go to the pad in time and you end up at your target <text:tab/>destination. This is also a function that is retrofittable and that the <text:tab/>map will benefit from. All you need is a usable that originally gave a <text:tab/>transporter-sound or activated an old fasion 2-way-transporter. <text:tab/>Additionally you need location for the transporter to work. If there <text:tab/>are none I will explain how to do these in the appendix.</text:p>
      <text:p text:style-name="P28"/>
      <text:p text:style-name="P28"><text:tab/>The following pieces of code are taken from my rpg_magnificent-<text:tab/>Upgrade. They have been adapted to the new setters as originally <text:tab/>they use 'SetKeyValue'.</text:p>
      <table:table table:name="Tabelle10" table:style-name="Tabelle10">
        <table:table-column table:style-name="Tabelle10.A"/>
        <table:table-row>
          <table:table-cell table:style-name="Tabelle10.A1" office:value-type="string">
            <text:p text:style-name="P39">function InitGame(levelTime, randomSeed, restart) <text:s/>--We want this at <text:soft-page-break/>mapload so we need this hook</text:p>
            <text:p text:style-name="P39"><text:tab/>game.Print("Initializing Lua Map Upgrade ..."); </text:p>
            <text:p text:style-name="P39"><text:tab/><text:tab/>game.Print("--Cargobay ..."); --Again Debugging-Notes</text:p>
            <text:p text:style-name="P39"><text:tab/><text:tab/><text:tab/>game.Print("---redirecting usable ...");</text:p>
            <text:p text:style-name="P39"><text:tab/><text:tab/><text:tab/><text:tab/>ent = entity.FindBModel(68); <text:s/>--this will call the UI</text:p>
            <text:p text:style-name="P39"><text:tab/><text:tab/><text:tab/><text:tab/>ent:SetTarget("tr_ui-cb");</text:p>
            <text:p text:style-name="P39"><text:tab/><text:tab/><text:tab/><text:tab/>ent:SetLuaUse("transoff");</text:p>
            <text:p text:style-name="P39"><text:tab/><text:tab/><text:tab/><text:tab/>entity.CallSpawn(ent);</text:p>
            <text:p text:style-name="P39"><text:tab/><text:tab/><text:tab/>game.Print("---setting up trigger ...");</text:p>
            <text:p text:style-name="P39"><text:tab/><text:tab/><text:tab/><text:tab/>ent = entity.Spawn(); --This will be the Transporters</text:p>
            <text:p text:style-name="P39"><text:tab/><text:tab/><text:tab/><text:tab/>mover.SetPosition(ent, -2264, -1496, 4220);</text:p>
            <text:p text:style-name="P39"><text:tab/><text:tab/><text:tab/><text:tab/>ent.SetupTrigger(ent, 96, 96, 104);</text:p>
            <text:p text:style-name="P39"><text:tab/><text:tab/><text:tab/><text:tab/>ent:SetClassname("trigger_transporter");</text:p>
            <text:p text:style-name="P39"><text:tab/><text:tab/><text:tab/><text:tab/>ent:SetWait("5");</text:p>
            <text:p text:style-name="P39"><text:tab/><text:tab/><text:tab/><text:tab/>ent:SetTargetname("tr_trigger-cb");</text:p>
            <text:p text:style-name="P39"><text:tab/><text:tab/><text:tab/><text:tab/>entity.CallSpawn(ent);</text:p>
            <text:p text:style-name="P39"><text:tab/><text:tab/><text:tab/>game.Print("---setting up UI ...");</text:p>
            <text:p text:style-name="P39"><text:tab/><text:tab/><text:tab/><text:tab/>ent = entity.Spawn(); --This will manage the UI</text:p>
            <text:p text:style-name="P39"><text:tab/><text:tab/><text:tab/><text:tab/>ent:SetClassname("ui_transporter");</text:p>
            <text:p text:style-name="P39"><text:tab/><text:tab/><text:tab/><text:tab/>ent:SetTargetname("tr_ui-cb");</text:p>
            <text:p text:style-name="P39"><text:tab/><text:tab/><text:tab/><text:tab/>ent:SetSwapname(); --Will deactivate the transporter if you wish</text:p>
            <text:p text:style-name="P39"><text:tab/><text:tab/><text:tab/><text:tab/>ent:SetTarget("tr_trigger-cb");</text:p>
            <text:p text:style-name="P39"><text:tab/><text:tab/><text:tab/><text:tab/>entity.CallSpawn(ent);</text:p>
            <text:p text:style-name="P39"><text:tab/><text:tab/><text:tab/>game.Print("---Clean-Up previous System ...");</text:p>
            <text:p text:style-name="P39"><text:tab/><text:tab/><text:tab/><text:tab/>ent = entity.Find("t417"); --There was a 2-way-Transporter so I locked it</text:p>
            <text:p text:style-name="P39"><text:tab/><text:tab/><text:tab/><text:tab/>ent:Lock();</text:p>
            <text:p text:style-name="P39"><text:tab/><text:tab/><text:tab/>game.Print("---prep beam-ins ...");</text:p>
            <text:p text:style-name="P39"><text:tab/><text:tab/><text:tab/><text:tab/>ent = entity.Spawn(); --This is where players will spawn when beaemed here</text:p>
            <text:p text:style-name="P39"><text:tab/><text:tab/><text:tab/><text:tab/>ent:SetClassname("info_notnull");</text:p>
            <text:p text:style-name="P39"><text:tab/><text:tab/><text:tab/><text:tab/>ent:SetTargetname("Cargobay");</text:p>
            <text:p text:style-name="P39"><text:tab/><text:tab/><text:tab/><text:tab/>mover.SetPosition(ent, -2256, -1496, 4172);</text:p>
            <text:p text:style-name="P39"><text:tab/><text:tab/><text:tab/><text:tab/>mover.SetAngles(ent, 0, 270, 0);</text:p>
            <text:p text:style-name="P39"><text:tab/><text:tab/><text:tab/><text:tab/>entity.CallSpawn(ent);</text:p>
            <text:p text:style-name="P39"><text:tab/><text:tab/><text:tab/><text:tab/>[…] --Placeholder only, here would be the other spawns</text:p>
            <text:p text:style-name="P39"><text:tab/>game.Print("... done.");</text:p>
            <text:p text:style-name="P39">end</text:p>
            <text:p text:style-name="P39"/>
            <text:p text:style-name="P39">--[[<text:span text:style-name="T9">To date I have not yet figured out a way to give out the tourmodes “Transporter Activated. Please move to the Transporter Platform.” but I'm working on that. In the mean time you may wish to give out an error when the transporter is offline. It works just as the Turbolift does with the exception that we do only need this in one case so no 'else' is required]]--</text:span></text:p>
            <text:p text:style-name="P40"/>
            <text:p text:style-name="P40">function transoff (ent, other, activator)</text:p>
            <text:p text:style-name="P39"><text:tab/>tgt = entity.GetTarget(ent) <text:s text:c="2"/>--Gets the UI</text:p>
            <text:p text:style-name="P39"><text:tab/>if tgt:IsLocked() = true then --Checks if locked</text:p>
            <text:p text:style-name="P39"><text:tab/><text:tab/>sound.PlaySound(ent, "sound/movers/switches/voyneg.mp3", 0) --gives error sound</text:p>
            <text:p text:style-name="P40"><text:soft-page-break/><text:tab/><text:tab/>game.MessagePrint(activator:GetNumber(), "=C= Unable to complie: The Transporter is offline.”)</text:p>
            <text:p text:style-name="P40">end</text:p>
            <text:p text:style-name="P40">end</text:p>
          </table:table-cell>
        </table:table-row>
      </table:table>
      <text:p text:style-name="P28"><text:tab/></text:p>
      <text:p text:style-name="P11">4.4: ...Convert Forcefields to func_forcefields?</text:p>
      <text:p text:style-name="P28"><text:tab/>While actually being around for quite some time many maps did not <text:tab/>have the advantage of having forcefields that have a knockback and <text:tab/>are only visible on contact or use. Those maps had to either resort on <text:tab/>usables or – in fewer cases – doors. Now there are problems with <text:tab/>each that I came across. Take the rpg_magnificent for instance. There <text:tab/>is a force field around the center bed that is a func_usable. However <text:tab/>it actually consists of two usables, one for the inner Texture and one <text:tab/>for the outer. You can certanly make those func_forcefields <text:tab/>individually but the opposite side will never see the forcefield appear <text:tab/>when contacted. If you have something like that just leave it for now.</text:p>
      <text:p text:style-name="P28"/>
      <text:p text:style-name="P28"/>
      <text:p text:style-name="P28"><text:tab/>As for the func_door the problem can be that the forcefield is not an <text:tab/>Individual door but part of a bigger door like in the rpg_magnificents <text:tab/>Shuttlebay. If that is the case you better forget about converting <text:tab/>forcefields on that map at all cause having two Forcefield-Systems <text:tab/>looks kind of stupid, at least to me.</text:p>
      <text:p text:style-name="P28"><text:line-break/><text:tab/>The other thing you can come across with func_door-forcefields are <text:tab/>areaportals. Now there are only a few examples where a func_door <text:tab/>consists of an areaportal and a transparent forcefield-texture as that <text:tab/>will create a blur-effect. A prominent example of this however is the<text:tab/> 'Nelson is down'-Forcefield on borg3. Now when I did the Lua-<text:tab/>Upgrade for that map I wanted all forcefields to be converted to <text:tab/>func_forcefield. Additionally this forcefield had no visible trigger in <text:tab/>the story-mode (it was triggered by the end of combat) and was just <text:tab/>seperating one area from another. So in order to have only one type <text:tab/>of forcefields I just set the doors wait to -1 and opened it by Lua so it <text:tab/>was clamped open.</text:p>
      <text:p text:style-name="P28"><text:tab/>So my general recommendation with func_door-forcefields is: either <text:tab/>leave them and every other forcefield on that map as they are or try <text:tab/>to hide it if you can. Else they won't be much different than usables.</text:p>
      <text:p text:style-name="P28"/>
      <text:p text:style-name="P28"><text:soft-page-break/><text:tab/>As you'll see converting usables to func_forcefields is a one-line-deal <text:tab/>tough there can be sorroundings that make the process a little more <text:tab/>'complicated' as this example from the enterprise-e-v2 will show.</text:p>
      <table:table table:name="Tabelle11" table:style-name="Tabelle11">
        <table:table-column table:style-name="Tabelle11.A"/>
        <table:table-row>
          <table:table-cell table:style-name="Tabelle11.A1" office:value-type="string">
            <text:p text:style-name="P39">function InitGame(levelTime, randomSeed, restart) <text:s/>--We want this at mapload so we need this hook</text:p>
            <text:p text:style-name="P39"><text:tab/>game.Print("Initializing Lua Map Upgrade ..."); </text:p>
            <text:p text:style-name="P39"><text:tab/>game.Print("-Setting up force fields...");</text:p>
            <text:p text:style-name="P39"><text:tab/><text:tab/>game.Print("--Sickbay..."); -- Again for debugging</text:p>
            <text:p text:style-name="P39"><text:tab/><text:tab/><text:tab/>ent = entity.FindBModel(161);</text:p>
            <text:p text:style-name="P39"><text:tab/><text:tab/><text:tab/>ent:SetClassname ("func_forcefield"); -- And that's the conversion</text:p>
            <text:p text:style-name="P39"><text:tab/><text:tab/><text:tab/>ent:SetTargetname ("sick-ff"); --There were sounds associated with the old effect</text:p>
            <text:p text:style-name="P39"><text:tab/><text:tab/><text:tab/>entity.CallSpawn(ent);</text:p>
            <text:p text:style-name="P39"><text:tab/><text:tab/><text:tab/>ent = entity.FindBModel(157);</text:p>
            <text:p text:style-name="P39"><text:tab/><text:tab/><text:tab/>ent:SetTarget("sick-ff"); – Retarget the triggering unsble</text:p>
            <text:p text:style-name="P39"><text:tab/><text:tab/><text:tab/>entity.CallSpawn(ent);</text:p>
            <text:p text:style-name="P39">end</text:p>
          </table:table-cell>
        </table:table-row>
      </table:table>
      <text:p text:style-name="P11"/>
      <text:p text:style-name="P11"/>
      <text:p text:style-name="P11">4.5: ...add automatic Map Reload after map_restart?</text:p>
      <text:p text:style-name="P28"><text:tab/>I think we all know the headlock issue that arises when using a <text:tab/>Turbolift on a map which has been going trough a map_restart. This <text:tab/>can be prevented using Lua and I highly recommend adding this <text:tab/>feature to any file as there might be other issues prevented by this as <text:tab/>well. </text:p>
      <text:p text:style-name="P28"><text:tab/>This one is from the enterprise-e-v2 again.</text:p>
      <table:table table:name="Tabelle12" table:style-name="Tabelle12">
        <table:table-column table:style-name="Tabelle12.A"/>
        <table:table-row>
          <table:table-cell table:style-name="Tabelle12.A1" office:value-type="string">
            <text:p text:style-name="P39">function InitGame(levelTime, randomSeed, restart) <text:s/></text:p>
            <text:p text:style-name="P39"><text:tab/>game.Print("Initializing Lua Map Upgrade ..."); </text:p>
            <text:p text:style-name="P39"><text:tab/>game.Print("-map_restart ..."); – You should have gotten it by now bv</text:p>
            <text:p text:style-name="P39"><text:tab/>game.Print("--workaround-setup ...");</text:p>
            <text:p text:style-name="P39"><text:tab/><text:tab/><text:tab/>ent = entity.Spawn(); -- This entity will reload the map if needed</text:p>
            <text:p text:style-name="P39"><text:tab/><text:tab/><text:tab/>ent:SetClassname("target_levelchange");</text:p>
            <text:p text:style-name="P39"><text:tab/><text:tab/><text:tab/>ent:SetTargetname("map_restart");</text:p>
            <text:p text:style-name="P39"><text:tab/><text:tab/><text:tab/>ent:SetTarget("enterprise-e-v2"); -- Remember to fill yor map in here </text:p>
            <text:p text:style-name="P39"><text:tab/><text:tab/><text:tab/>entity.CallSpawn(ent); </text:p>
            <text:p text:style-name="P39"><text:tab/>game.Print("--trigger-setup ...");</text:p>
            <text:p text:style-name="P39"><text:tab/><text:tab/>if restart == 1 then -- check if a restart happened and give the following information</text:p>
            <text:p text:style-name="P39"><text:tab/><text:tab/><text:tab/>game.ClientPrint(-1, "Please don't use map_restart, use map or devmap instead.");</text:p>
            <text:p text:style-name="P39"><text:tab/><text:tab/><text:tab/>game.Print("Please don't use map_restart, use map or devmap instead.");</text:p>
            <text:p text:style-name="P39"><text:tab/><text:tab/><text:tab/>ent = entity.Find("map_restart")</text:p>
            <text:p text:style-name="P39"><text:tab/><text:tab/><text:tab/>entity.Use(ent) -- triggers the above entity</text:p>
            <text:p text:style-name="P39"><text:soft-page-break/><text:tab/><text:tab/>end</text:p>
            <text:p text:style-name="P39">end</text:p>
          </table:table-cell>
        </table:table-row>
      </table:table>
      <text:p text:style-name="P28"/>
      <text:p text:style-name="P11">4.6: ...add Doorlock using Lua?</text:p>
      <text:p text:style-name="P28"><text:tab/>Locking doors is nothing that is easily refittable (due to the lack of <text:tab/>usables) yet something you can do by Lua with a simple script. This <text:tab/>one is from the rpg_magnificent.</text:p>
      <table:table table:name="Tabelle13" table:style-name="Tabelle13">
        <table:table-column table:style-name="Tabelle13.A"/>
        <table:table-row>
          <table:table-cell table:style-name="Tabelle13.A1" office:value-type="string">
            <text:p text:style-name="P39">-- since we're going to do this by a luaUse-hook were going to refit one first.</text:p>
            <text:p text:style-name="P39">function InitGame(levelTime, randomSeed, restart) <text:s/></text:p>
            <text:p text:style-name="P39"><text:tab/>game.Print("Initializing Lua Map Upgrade ..."); </text:p>
            <text:p text:style-name="P39"><text:tab/>game.Print("-Intensive Care Lockdown ...")</text:p>
            <text:p text:style-name="P39"><text:tab/><text:tab/>game.Print("--usable fit ...");</text:p>
            <text:p text:style-name="P39"><text:tab/><text:tab/><text:tab/>ent = entity.FindBModel(205);</text:p>
            <text:p text:style-name="P39"><text:tab/><text:tab/><text:tab/>ent:SetLuaUse("sicklock");</text:p>
            <text:p text:style-name="P39"><text:tab/><text:tab/><text:tab/>entity.CallSpawn(ent)</text:p>
            <text:p text:style-name="P39">end</text:p>
            <text:p text:style-name="P39"/>
            <text:p text:style-name="P39">-- now we need the function that will manage the lock </text:p>
            <text:p text:style-name="P39"><text:s text:c="10"/></text:p>
            <text:p text:style-name="P39">function sicklock ( ent , other , activator )</text:p>
            <text:p text:style-name="P39"><text:tab/>ent = entity.FindBModel(202);</text:p>
            <text:p text:style-name="P39"><text:tab/>if ent.Is Locked(ent) == true then</text:p>
            <text:p text:style-name="P39"><text:tab/>ent.Unlock(ent);</text:p>
            <text:p text:style-name="P39"><text:tab/>else</text:p>
            <text:p text:style-name="P39"><text:tab/>ent.Lock(ent);</text:p>
            <text:p text:style-name="P39">end</text:p>
          </table:table-cell>
        </table:table-row>
      </table:table>
      <text:p text:style-name="P11">4.7: ...move a Brushmodel using Lua?</text:p>
      <text:p text:style-name="P28"><text:tab/>Moving a Brushmodel (and attached misc_models)is not a total <text:tab/>revolution. However Lua presents us with a way to refit motions and <text:tab/>allows for very precise and simple directing over multiple points. It <text:tab/>also allows for rotational movement which is not possible with a <text:tab/>func_train.<text:tab/>This one is from dn5. Is alo shows you how you can <text:tab/>transfer between consecutive maps as this is about the Train at the <text:tab/>end of the level.</text:p>
      <table:table table:name="Tabelle14" table:style-name="Tabelle14">
        <table:table-column table:style-name="Tabelle14.A"/>
        <table:table-row>
          <table:table-cell table:style-name="Tabelle14.A1" office:value-type="string">
            <text:p text:style-name="P39">-- since we're going to do this by a luaUse-hook were going to refit one first.</text:p>
            <text:p text:style-name="P39">function InitGame(levelTime, randomSeed, restart) <text:s/></text:p>
            <text:p text:style-name="P39"><text:tab/>game.Print("Initializing Lua Map Upgrade ...")</text:p>
            <text:p text:style-name="P39"><text:tab/>game.Print("-Setting up train...");</text:p>
            <text:p text:style-name="P39"><text:tab/><text:tab/><text:tab/>ent = entity.FindBModel(13);</text:p>
            <text:p text:style-name="P39"><text:tab/><text:tab/><text:tab/>ent:SetClassname("func_usable");--makes console work</text:p>
            <text:p text:style-name="P39"><text:tab/><text:tab/><text:tab/>ent:SetTarget("transfer");</text:p>
            <text:p text:style-name="P39"><text:tab/><text:tab/><text:tab/>ent:SetLuaUse("transferstart");</text:p>
            <text:p text:style-name="P39"><text:tab/><text:tab/><text:tab/>ent:SetLuaReached("transfermove");</text:p>
            <text:p text:style-name="P39"><text:tab/><text:tab/><text:tab/>ent:SetSpawnflags("8");</text:p>
            <text:p text:style-name="P39"><text:tab/><text:tab/><text:tab/>ent:SetWait("3");</text:p>
            <text:p text:style-name="P39"><text:tab/><text:tab/><text:tab/>entity.CallSpawn(ent);</text:p>
            <text:p text:style-name="P39"><text:soft-page-break/><text:tab/><text:tab/><text:tab/>ent = entity.Spawn();</text:p>
            <text:p text:style-name="P39"><text:tab/><text:tab/><text:tab/>ent:SetClassname("target_levelchange"); --does the levelchange</text:p>
            <text:p text:style-name="P39"><text:tab/><text:tab/><text:tab/>ent:SetTargetname("transfer");</text:p>
            <text:p text:style-name="P39"><text:tab/><text:tab/><text:tab/>ent:SetTarget("dn6");</text:p>
            <text:p text:style-name="P39"><text:tab/><text:tab/><text:tab/>ent:SetWait("15");</text:p>
            <text:p text:style-name="P39"><text:tab/><text:tab/><text:tab/>entity.CallSpawn(ent);</text:p>
            <text:p text:style-name="P39">end</text:p>
            <text:p text:style-name="P39">-- Now all we need are scripts that control our motion for us. First we'll move a little to the Wall </text:p>
            <text:p text:style-name="P39">function transferstart(ent)</text:p>
            <text:p text:style-name="P39"><text:tab/>ent = entity.FindBModel(13);</text:p>
            <text:p text:style-name="P39"><text:tab/>ent:SetClassname("func_static");-- Locks off the Usable</text:p>
            <text:p text:style-name="P39"><text:tab/>mover.ToPosition(ent, 10, -768, -480, 1012);-- our direction and speed</text:p>
            <text:p text:style-name="P39"><text:s text:c="4"/>sound.PlaySound(ent, "sound/movers/doors/largedoorstart.mp3", 0);</text:p>
            <text:p text:style-name="P39"><text:s text:c="4"/>-- Sounds make motions generally feel more realistic.</text:p>
            <text:p text:style-name="P39">end</text:p>
            <text:p text:style-name="P39">--Then it's down the track </text:p>
            <text:p text:style-name="P39">function transfermove(ent)</text:p>
            <text:p text:style-name="P39"><text:tab/>ent = entity.FindBModel(13);</text:p>
            <text:p text:style-name="P39"><text:tab/>mover.Halt(ent); --we need toi stop first or else it can get nasty</text:p>
            <text:p text:style-name="P39"><text:s text:c="4"/>sound.PlaySound(entity.FindBModel(5), "sound/movers/doors/largedoorstop.mp3", 0);</text:p>
            <text:p text:style-name="P39"><text:tab/>mover.ToPosition(ent, 125, -768, 1696, 1012);</text:p>
            <text:p text:style-name="P39"><text:s text:c="4"/>sound.PlaySound(ent, "sound/movers/doors/largedoorstart.mp3", 0);</text:p>
            <text:p text:style-name="P39"><text:tab/>ent = entity.FindBModel(76); --we have two seperate Brushmodels.</text:p>
            <text:p text:style-name="P39"><text:tab/>mover.ToPosition(ent, 125, -568, 1820, 1144);</text:p>
            <text:p text:style-name="P39"><text:s text:c="4"/>sound.PlaySound(ent, "sound/movers/doors/largedoorstart.mp3", 0);</text:p>
            <text:p text:style-name="P39">end</text:p>
          </table:table-cell>
        </table:table-row>
      </table:table>
      <text:p text:style-name="P11">5.: Debugging</text:p>
      <text:p text:style-name="P28"><text:tab/>As you start writing your Lua-files you're going to make mistakes. <text:tab/>The first way you'll notice that is whenever your script does not work <text:tab/>in game. Most of them will likely be misspellings or forgotten <text:tab/>symbols. Luckily the Game will give out debugging-information to <text:tab/>the Console whenever an issue arises. That message will always be in <text:tab/>yellow and have the following syntax.</text:p>
      <table:table table:name="Tabelle15" table:style-name="Tabelle15">
        <table:table-column table:style-name="Tabelle15.A"/>
        <table:table-row>
          <table:table-cell table:style-name="Tabelle15.A1" office:value-type="string">
            <text:p text:style-name="P35">Lua: &lt;error-type&gt;: [string</text:p>
            <text:p text:style-name="P34">"&lt;filepath&gt;"]:&lt;line of the Bug&gt;: &lt;Description of the issue&gt;</text:p>
            <text:p text:style-name="P34"/>
            <text:p text:style-name="P34">example:</text:p>
            <text:p text:style-name="P34"/>
            <text:p text:style-name="P34">Lua: syntax error: [string</text:p>
            <text:p text:style-name="P34">"scripts/lua/rpg_magnificent/rpg_magnificent.l..."]:413: function arguments expected near 'Locked'</text:p>
          </table:table-cell>
        </table:table-row>
      </table:table>
      <text:p text:style-name="P28"><text:tab/>There are two basic types of Bugs: Logical Bugs and Case-Specific <text:tab/>Bugs.</text:p>
      <text:p text:style-name="P28"/>
      <text:p text:style-name="P11">5.1: Logical Bugs</text:p>
      <text:p text:style-name="P28"><text:soft-page-break/><text:tab/>Logical Bugs are in the logical Structure of the File. They get <text:tab/>checked for when the Game tries to load the file (LuaInit) and the <text:tab/>entire file is unloaded if such a thing happens. Usually these are <text:tab/>forgotten Symbols or logical words such as a 'then' before the first <text:tab/>stage of an If-Statement or a ';' at the end of each line (except lines <text:tab/>beginning with 'if' or 'function'). Missing Arguments in functions also <text:tab/>go in this category.</text:p>
      <text:p text:style-name="P28"/>
      <text:p text:style-name="P11">5.2: Case-Specific Bugs</text:p>
      <text:p text:style-name="P28"><text:tab/>These Bugs are Case-Specific to their functions. Usually these are <text:tab/>variables that have not been defined or entity.find's that have a non-<text:tab/>existent target. If such a bug is found the Function is stoped at that <text:tab/>point with aany previous modification not being undone. These Bugs <text:tab/>are shown when the Function get's called. In the case of InitGame-<text:tab/>Calls that is in the 'Map Loading'-Segment right above the ASCII-<text:tab/>Combadge and has one additional advantage. The Debugging-<text:tab/>Messages that I distributed all over the above examples will show up <text:tab/>here and either show you that the file is loaded prefectly or where the <text:tab/>bug is. In the case of my enterprise-e-v2 this is what it looks like.</text:p>
      <table:table table:name="Tabelle16" table:style-name="Tabelle16">
        <table:table-column table:style-name="Tabelle16.A"/>
        <table:table-row>
          <table:table-cell table:style-name="Tabelle16.A1" office:value-type="string">
            <text:p text:style-name="P35">Initializing Lua Map Upgrade ...</text:p>
            <text:p text:style-name="P34">-map_restart ...</text:p>
            <text:p text:style-name="P34">--workaround-setup ...</text:p>
            <text:p text:style-name="P34">--trigger-setup ...</text:p>
            <text:p text:style-name="P34">-Adding Transporter with UI ...</text:p>
            <text:p text:style-name="P34">--redirecting usable ...</text:p>
            <text:p text:style-name="P34">--setting up trigger ...</text:p>
            <text:p text:style-name="P34">--setting up UI ...</text:p>
            <text:p text:style-name="P34">-Turbolift Setup ...</text:p>
            <text:p text:style-name="P34">--Deck 1 ...</text:p>
            <text:p text:style-name="P34">---redirecting usables ...</text:p>
            <text:p text:style-name="P34">---renaming doors ...</text:p>
            <text:p text:style-name="P34">---Adding turbolift ...</text:p>
            <text:p text:style-name="P34">--Deck 2 ...</text:p>
            <text:p text:style-name="P34">---redirecting usables ...</text:p>
            <text:p text:style-name="P34">---renaming doors ...</text:p>
            <text:p text:style-name="P34">---Adding turbolift ...</text:p>
            <text:p text:style-name="P34">--Deck 3 ...</text:p>
            <text:p text:style-name="P34">---redirecting usables ...</text:p>
            <text:p text:style-name="P34">---renaming doors ...</text:p>
            <text:p text:style-name="P34">---Adding turbolift ...</text:p>
            <text:p text:style-name="P34">--Deck 7 ...</text:p>
            <text:p text:style-name="P34">---redirecting usables ...</text:p>
            <text:p text:style-name="P34">---renaming doors ...</text:p>
            <text:p text:style-name="P34">---Adding turbolift ...</text:p>
            <text:p text:style-name="P34">--Deck 8 ...</text:p>
            <text:p text:style-name="P34">---redirecting usables ...</text:p>
            <text:p text:style-name="P34"><text:soft-page-break/>---renaming doors ...</text:p>
            <text:p text:style-name="P34">---Adding turbolift ...</text:p>
            <text:p text:style-name="P34">--Deck 16 ...</text:p>
            <text:p text:style-name="P34">---redirecting usables ...</text:p>
            <text:p text:style-name="P34">---renaming doors ...</text:p>
            <text:p text:style-name="P34">---Adding turbolift ...</text:p>
            <text:p text:style-name="P34">--Deck 18 ...</text:p>
            <text:p text:style-name="P34">---redirecting usables ...</text:p>
            <text:p text:style-name="P34">---renaming doors ...</text:p>
            <text:p text:style-name="P34">---Adding turbolift ...</text:p>
            <text:p text:style-name="P34">-Setting up force fields...</text:p>
            <text:p text:style-name="P34">--Sickbay...</text:p>
            <text:p text:style-name="P34">--Brig...</text:p>
            <text:p text:style-name="P34">---Cell A...</text:p>
            <text:p text:style-name="P34">---Cell B...</text:p>
            <text:p text:style-name="P34">---Cell C...</text:p>
            <text:p text:style-name="P34">--Warpcore...</text:p>
            <text:p text:style-name="P34">-Upgrading Engineering-Lockdown...</text:p>
            <text:p text:style-name="P34">--removing Forcefields...</text:p>
            <text:p text:style-name="P34">--usable fit...</text:p>
            <text:p text:style-name="P34">-Adding weapon FX ...</text:p>
            <text:p text:style-name="P34">--target setup ...</text:p>
            <text:p text:style-name="P34">--usable setup ...</text:p>
            <text:p text:style-name="P34">--Phaser ...</text:p>
            <text:p text:style-name="P34">--Torpedo ...</text:p>
            <text:p text:style-name="P34">... done.</text:p>
          </table:table-cell>
        </table:table-row>
      </table:table>
      <text:p text:style-name="P28"><text:tab/>As you see I build it somewhat collapsable for better orientation.</text:p>
      <text:p text:style-name="P11">6.: Appendix</text:p>
      <text:p text:style-name="P11">6.1: locedit</text:p>
      <text:p text:style-name="P28"><text:tab/>As I stated above you will need locations if you wish to use a <text:tab/>Transporter on your map. Now a few years ago that was hard work <text:tab/>either setting entities or getting the ressources to write a .locations-<text:tab/>file. The latter can now easily be done from ingame using locedit.</text:p>
      <text:p text:style-name="P28"/>
      <text:p text:style-name="P28"><text:tab/>Locedit is very streight forward to use. You begin vy issuing the <text:tab/>command '/locedit start X' where X is either 0 or 1. The difference <text:tab/>between them is that if you set 1 you can restrict certain areas so only <text:tab/>Admins can authorize a transport there. It also makes a slight <text:tab/>difference in what code you use to add a location. If you set 0 the <text:tab/>code is '/locedit add &lt;locationname&gt;' and if you set it to 1 it is <text:tab/>'/locedit add X &lt;locationname&gt;' where for this X 1 is admin-<text:tab/>protected and 0 is not. The command will then replace the 'add' with <text:tab/>your current position and your yaw-angle (which will be the direction <text:tab/>in which the beamed-in Player will look) and dump the entire line to <text:tab/>the .locations-file.</text:p>
      <text:p text:style-name="P28"/>
      <text:p text:style-name="P28"><text:soft-page-break/><text:tab/>If you wish to give the textfile some structure you can use '/locedit nl' <text:tab/>to add an empty line. Once you're done issue '/locedit stop' to close <text:tab/>off the file. It will be stowed as and in</text:p>
      <text:p text:style-name="P28"><text:tab/>'.../RPG-X2/maps/&lt;mapname&gt;.bsp.locations' (if you use an IO-EF-<text:tab/>based engine that will be in the approaming/stvef). All you need to <text:tab/>do is remove the '.bsp' from the file name and your done. If you load <text:tab/>the map now there should be locations available to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ndrik Gerritzen</meta:initial-creator>
    <meta:creation-date>2011-09-17T00:41:51.88</meta:creation-date>
    <dc:date>2011-12-09T10:40:11.30</dc:date>
    <dc:creator>Hendrik Gerritzen</dc:creator>
    <meta:editing-duration>PT16H39M46S</meta:editing-duration>
    <meta:editing-cycles>28</meta:editing-cycles>
    <meta:generator>OpenOffice.org/3.0$Win32 OpenOffice.org_project/300m9$Build-9358</meta:generator>
    <meta:document-statistic meta:table-count="16" meta:image-count="0" meta:object-count="0" meta:page-count="32" meta:paragraph-count="881" meta:word-count="6022" meta:character-count="38317"/>
    <meta:user-defined meta:name="Info 1"/>
    <meta:user-defined meta:name="Info 2"/>
    <meta:user-defined meta:name="Info 3"/>
    <meta:user-defined meta:name="Info 4"/>
  </office:meta>
</office:document-meta>
</file>